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L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ulh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353.21" table:style-name="ce14">
            <text:p>2.353<text:s/></text:p>
          </table:table-cell>
          <table:table-cell office:value-type="float" office:value="106919.96" table:style-name="ce14">
            <text:p>106.920<text:s/></text:p>
          </table:table-cell>
          <table:table-cell office:value-type="float" office:value="36088224.219999999" table:style-name="ce14">
            <text:p>36.088.224<text:s/></text:p>
          </table:table-cell>
          <table:table-cell office:value-type="float" office:value="8121.88" table:style-name="ce14">
            <text:p>8.122<text:s/></text:p>
          </table:table-cell>
          <table:table-cell office:value-type="float" office:value="68627974.819999993" table:style-name="ce14">
            <text:p>68.627.975<text:s/></text:p>
          </table:table-cell>
          <table:table-cell office:value-type="float" office:value="38819000.450000003" table:style-name="ce14">
            <text:p>38.819.000<text:s/></text:p>
          </table:table-cell>
          <table:table-cell office:value-type="float" office:value="3078413.61" table:style-name="ce14">
            <text:p>3.078.414<text:s/></text:p>
          </table:table-cell>
          <table:table-cell office:value-type="float" office:value="93334164.219999999" table:style-name="ce14">
            <text:p>93.334.164<text:s/></text:p>
          </table:table-cell>
          <table:table-cell office:value-type="float" office:value="19734134.280000001" table:style-name="ce14">
            <text:p>19.734.134<text:s/></text:p>
          </table:table-cell>
          <table:table-cell office:value-type="float" office:value="2912396.9" table:style-name="ce14">
            <text:p>2.912.397<text:s/></text:p>
          </table:table-cell>
          <table:table-cell office:value-type="float" office:value="63094083.119999997" table:style-name="ce14">
            <text:p>63.094.083<text:s/></text:p>
          </table:table-cell>
          <table:table-cell office:value-type="float" office:value="131917.15" table:style-name="ce14">
            <text:p>131.917<text:s/></text:p>
          </table:table-cell>
          <table:table-cell office:value-type="float" office:value="778042.51" table:style-name="ce14">
            <text:p>778.043<text:s/></text:p>
          </table:table-cell>
          <table:table-cell office:value-type="float" office:value="2479422.12" table:style-name="ce14">
            <text:p>2.479.422<text:s/></text:p>
          </table:table-cell>
          <table:table-cell office:value-type="float" office:value="3669683.69" table:style-name="ce14">
            <text:p>3.669.684<text:s/></text:p>
          </table:table-cell>
          <table:table-cell office:value-type="float" office:value="60276236.049999997" table:style-name="ce14">
            <text:p>60.276.236<text:s/></text:p>
          </table:table-cell>
          <table:table-cell office:value-type="float" office:value="10186.64" table:style-name="ce14">
            <text:p>10.187<text:s/></text:p>
          </table:table-cell>
          <table:table-cell office:value-type="float" office:value="216321499.40000001" table:style-name="ce14">
            <text:p>216.321.499<text:s/></text:p>
          </table:table-cell>
          <table:table-cell office:value-type="float" office:value="199756339.09999999" table:style-name="ce14">
            <text:p>199.756.339<text:s/></text:p>
          </table:table-cell>
          <table:table-cell office:value-type="float" office:value="1936629.85" table:style-name="ce14">
            <text:p>1.936.630<text:s/></text:p>
          </table:table-cell>
          <table:table-cell office:value-type="float" office:value="8684.61" table:style-name="ce14">
            <text:p>8.685<text:s/></text:p>
          </table:table-cell>
          <table:table-cell office:value-type="float" office:value="19587.32" table:style-name="ce14">
            <text:p>19.587<text:s/></text:p>
          </table:table-cell>
          <table:table-cell office:value-type="float" office:value="68172499.239999995" table:style-name="ce14">
            <text:p>68.172.499<text:s/></text:p>
          </table:table-cell>
          <table:table-cell office:value-type="float" office:value="316372747.75999999" table:style-name="ce14">
            <text:p>316.372.748<text:s/></text:p>
          </table:table-cell>
          <table:table-cell office:value-type="float" office:value="971819.28" table:style-name="ce14">
            <text:p>971.819<text:s/></text:p>
          </table:table-cell>
          <table:table-cell office:value-type="float" office:value="1187491877.04" table:style-name="ce14">
            <text:p>1.187.491.877<text:s/></text:p>
          </table:table-cell>
          <table:table-cell office:value-type="float" office:value="814.02" table:style-name="ce14">
            <text:p>814<text:s/></text:p>
          </table:table-cell>
          <table:table-cell office:value-type="float" office:value="2384203772.4500003" table:style-name="ce15">
            <text:p>2.384.203.77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349.76" table:style-name="ce14">
            <text:p>1.350<text:s/></text:p>
          </table:table-cell>
          <table:table-cell office:value-type="float" office:value="22.37" table:style-name="ce14">
            <text:p>2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-29.98" table:style-name="ce14">
            <text:p>(30)</text:p>
          </table:table-cell>
          <table:table-cell office:value-type="float" office:value="438.44" table:style-name="ce14">
            <text:p>438<text:s/></text:p>
          </table:table-cell>
          <table:table-cell office:value-type="float" office:value="323.81" table:style-name="ce14">
            <text:p>324<text:s/></text:p>
          </table:table-cell>
          <table:table-cell office:value-type="float" office:value="-36.340000000000003" table:style-name="ce14">
            <text:p>(36)</text:p>
          </table:table-cell>
          <table:table-cell office:value-type="float" office:value="22249.98" table:style-name="ce14">
            <text:p>22.250<text:s/></text:p>
          </table:table-cell>
          <table:table-cell office:value-type="float" office:value="-9.24" table:style-name="ce14">
            <text:p>(9)</text:p>
          </table:table-cell>
          <table:table-cell office:value-type="float" office:value="-993.32" table:style-name="ce14">
            <text:p>(993)</text:p>
          </table:table-cell>
          <table:table-cell office:value-type="float" office:value="-32.770000000000003" table:style-name="ce14">
            <text:p>(33)</text:p>
          </table:table-cell>
          <table:table-cell office:value-type="float" office:value="435.67" table:style-name="ce14">
            <text:p>436<text:s/></text:p>
          </table:table-cell>
          <table:table-cell office:value-type="float" office:value="32189.85" table:style-name="ce14">
            <text:p>32.190<text:s/></text:p>
          </table:table-cell>
          <table:table-cell office:value-type="float" office:value="-65.5" table:style-name="ce14">
            <text:p>(66)</text:p>
          </table:table-cell>
          <table:table-cell office:value-type="float" office:value="7198.9" table:style-name="ce14">
            <text:p>7.199<text:s/></text:p>
          </table:table-cell>
          <table:table-cell office:value-type="float" office:value="-70.239999999999995" table:style-name="ce14">
            <text:p>(70)</text:p>
          </table:table-cell>
          <table:table-cell office:value-type="float" office:value="93214.78" table:style-name="ce14">
            <text:p>93.215<text:s/></text:p>
          </table:table-cell>
          <table:table-cell office:value-type="float" office:value="1999.84" table:style-name="ce14">
            <text:p>2.000<text:s/></text:p>
          </table:table-cell>
          <table:table-cell office:value-type="float" office:value="-2.71" table:style-name="ce14">
            <text:p>(3)</text:p>
          </table:table-cell>
          <table:table-cell office:value-type="float" office:value="-19.649999999999999" table:style-name="ce14">
            <text:p>(20)</text:p>
          </table:table-cell>
          <table:table-cell office:value-type="float" office:value="-1.95" table:style-name="ce14">
            <text:p>(2)</text:p>
          </table:table-cell>
          <table:table-cell office:value-type="float" office:value="70265.2" table:style-name="ce14">
            <text:p>70.265<text:s/></text:p>
          </table:table-cell>
          <table:table-cell office:value-type="float" office:value="19972.5" table:style-name="ce14">
            <text:p>19.973<text:s/></text:p>
          </table:table-cell>
          <table:table-cell office:value-type="float" office:value="-2.52" table:style-name="ce14">
            <text:p>(3)</text:p>
          </table:table-cell>
          <table:table-cell office:value-type="float" office:value="655400.11" table:style-name="ce14">
            <text:p>655.400<text:s/></text:p>
          </table:table-cell>
          <table:table-cell office:value-type="float" office:value="7.73" table:style-name="ce14">
            <text:p>8<text:s/></text:p>
          </table:table-cell>
          <table:table-cell office:value-type="float" office:value="903804.72" table:style-name="ce15">
            <text:p>903.80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41181.44" table:style-name="ce14">
            <text:p>241.181<text:s/></text:p>
          </table:table-cell>
          <table:table-cell office:value-type="float" office:value="3240822.63" table:style-name="ce14">
            <text:p>3.240.823<text:s/></text:p>
          </table:table-cell>
          <table:table-cell office:value-type="float" office:value="10179309.98" table:style-name="ce14">
            <text:p>10.179.310<text:s/></text:p>
          </table:table-cell>
          <table:table-cell office:value-type="float" office:value="113789.29" table:style-name="ce14">
            <text:p>113.789<text:s/></text:p>
          </table:table-cell>
          <table:table-cell office:value-type="float" office:value="118187796.45" table:style-name="ce14">
            <text:p>118.187.796<text:s/></text:p>
          </table:table-cell>
          <table:table-cell office:value-type="float" office:value="33731541.369999997" table:style-name="ce14">
            <text:p>33.731.541<text:s/></text:p>
          </table:table-cell>
          <table:table-cell office:value-type="float" office:value="5461325.6500000004" table:style-name="ce14">
            <text:p>5.461.326<text:s/></text:p>
          </table:table-cell>
          <table:table-cell office:value-type="float" office:value="102170374.91" table:style-name="ce14">
            <text:p>102.170.375<text:s/></text:p>
          </table:table-cell>
          <table:table-cell office:value-type="float" office:value="27429147" table:style-name="ce14">
            <text:p>27.429.147<text:s/></text:p>
          </table:table-cell>
          <table:table-cell office:value-type="float" office:value="3228759.23" table:style-name="ce14">
            <text:p>3.228.759<text:s/></text:p>
          </table:table-cell>
          <table:table-cell office:value-type="float" office:value="390351659.50999999" table:style-name="ce14">
            <text:p>390.351.660<text:s/></text:p>
          </table:table-cell>
          <table:table-cell office:value-type="float" office:value="7400639.3799999999" table:style-name="ce14">
            <text:p>7.400.639<text:s/></text:p>
          </table:table-cell>
          <table:table-cell office:value-type="float" office:value="5233206.42" table:style-name="ce14">
            <text:p>5.233.206<text:s/></text:p>
          </table:table-cell>
          <table:table-cell office:value-type="float" office:value="8017903.2999999998" table:style-name="ce14">
            <text:p>8.017.903<text:s/></text:p>
          </table:table-cell>
          <table:table-cell office:value-type="float" office:value="6450204.1299999999" table:style-name="ce14">
            <text:p>6.450.204<text:s/></text:p>
          </table:table-cell>
          <table:table-cell office:value-type="float" office:value="92302531.159999996" table:style-name="ce14">
            <text:p>92.302.531<text:s/></text:p>
          </table:table-cell>
          <table:table-cell office:value-type="float" office:value="4380075.7699999996" table:style-name="ce14">
            <text:p>4.380.076<text:s/></text:p>
          </table:table-cell>
          <table:table-cell office:value-type="float" office:value="203459149.80000001" table:style-name="ce14">
            <text:p>203.459.150<text:s/></text:p>
          </table:table-cell>
          <table:table-cell office:value-type="float" office:value="225086025.59999999" table:style-name="ce14">
            <text:p>225.086.026<text:s/></text:p>
          </table:table-cell>
          <table:table-cell office:value-type="float" office:value="3025150.57" table:style-name="ce14">
            <text:p>3.025.151<text:s/></text:p>
          </table:table-cell>
          <table:table-cell office:value-type="float" office:value="1830165.71" table:style-name="ce14">
            <text:p>1.830.166<text:s/></text:p>
          </table:table-cell>
          <table:table-cell office:value-type="float" office:value="204491.83" table:style-name="ce14">
            <text:p>204.492<text:s/></text:p>
          </table:table-cell>
          <table:table-cell office:value-type="float" office:value="302070951.29000002" table:style-name="ce14">
            <text:p>302.070.951<text:s/></text:p>
          </table:table-cell>
          <table:table-cell office:value-type="float" office:value="267254639.40000001" table:style-name="ce14">
            <text:p>267.254.639<text:s/></text:p>
          </table:table-cell>
          <table:table-cell office:value-type="float" office:value="7185809.9699999997" table:style-name="ce14">
            <text:p>7.185.810<text:s/></text:p>
          </table:table-cell>
          <table:table-cell office:value-type="float" office:value="1491368146.0899999" table:style-name="ce14">
            <text:p>1.491.368.146<text:s/></text:p>
          </table:table-cell>
          <table:table-cell office:value-type="float" office:value="471650.59" table:style-name="ce14">
            <text:p>471.651<text:s/></text:p>
          </table:table-cell>
          <table:table-cell office:value-type="float" office:value="3320076448.4699998" table:style-name="ce15">
            <text:p>3.320.076.4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0362.240000000002" table:style-name="ce14">
            <text:p>20.36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8729" table:style-name="ce14">
            <text:p>28.72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0494233.74000001" table:style-name="ce14">
            <text:p>240.494.234<text:s/></text:p>
          </table:table-cell>
          <table:table-cell office:value-type="float" office:value="6840" table:style-name="ce14">
            <text:p>6.8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784.03" table:style-name="ce14">
            <text:p>3.784<text:s/></text:p>
          </table:table-cell>
          <table:table-cell office:value-type="float" office:value="13560" table:style-name="ce14">
            <text:p>13.560<text:s/></text:p>
          </table:table-cell>
          <table:table-cell office:value-type="float" office:value="19123.38" table:style-name="ce14">
            <text:p>19.12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608441.6600000001" table:style-name="ce14">
            <text:p>7.608.442<text:s/></text:p>
          </table:table-cell>
          <table:table-cell office:value-type="float" office:value="1607.85" table:style-name="ce14">
            <text:p>1.608<text:s/></text:p>
          </table:table-cell>
          <table:table-cell office:value-type="float" office:value="788067.28" table:style-name="ce14">
            <text:p>788.067<text:s/></text:p>
          </table:table-cell>
          <table:table-cell office:value-type="float" office:value="36657.22" table:style-name="ce14">
            <text:p>36.6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9021406.40000001" table:style-name="ce15">
            <text:p>249.021.4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83561.56" table:style-name="ce14">
            <text:p>183.562<text:s/></text:p>
          </table:table-cell>
          <table:table-cell office:value-type="float" office:value="710871.87" table:style-name="ce14">
            <text:p>710.872<text:s/></text:p>
          </table:table-cell>
          <table:table-cell office:value-type="float" office:value="3140234.79" table:style-name="ce14">
            <text:p>3.140.2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097412.75" table:style-name="ce14">
            <text:p>13.097.413<text:s/></text:p>
          </table:table-cell>
          <table:table-cell office:value-type="float" office:value="11683679.220000001" table:style-name="ce14">
            <text:p>11.683.679<text:s/></text:p>
          </table:table-cell>
          <table:table-cell office:value-type="float" office:value="1780683.87" table:style-name="ce14">
            <text:p>1.780.684<text:s/></text:p>
          </table:table-cell>
          <table:table-cell office:value-type="float" office:value="4401112.8499999996" table:style-name="ce14">
            <text:p>4.401.113<text:s/></text:p>
          </table:table-cell>
          <table:table-cell office:value-type="float" office:value="5067101.43" table:style-name="ce14">
            <text:p>5.067.101<text:s/></text:p>
          </table:table-cell>
          <table:table-cell office:value-type="float" office:value="2112427.31" table:style-name="ce14">
            <text:p>2.112.427<text:s/></text:p>
          </table:table-cell>
          <table:table-cell office:value-type="float" office:value="11810128.41" table:style-name="ce14">
            <text:p>11.810.128<text:s/></text:p>
          </table:table-cell>
          <table:table-cell office:value-type="float" office:value="431790.98" table:style-name="ce14">
            <text:p>431.791<text:s/></text:p>
          </table:table-cell>
          <table:table-cell office:value-type="float" office:value="1201451.27" table:style-name="ce14">
            <text:p>1.201.451<text:s/></text:p>
          </table:table-cell>
          <table:table-cell office:value-type="float" office:value="2171419.77" table:style-name="ce14">
            <text:p>2.171.420<text:s/></text:p>
          </table:table-cell>
          <table:table-cell office:value-type="float" office:value="3212151.12" table:style-name="ce14">
            <text:p>3.212.151<text:s/></text:p>
          </table:table-cell>
          <table:table-cell office:value-type="float" office:value="17740933.289999999" table:style-name="ce14">
            <text:p>17.740.933<text:s/></text:p>
          </table:table-cell>
          <table:table-cell office:value-type="float" office:value="1690690.06" table:style-name="ce14">
            <text:p>1.690.690<text:s/></text:p>
          </table:table-cell>
          <table:table-cell office:value-type="float" office:value="5050057" table:style-name="ce14">
            <text:p>5.050.057<text:s/></text:p>
          </table:table-cell>
          <table:table-cell office:value-type="float" office:value="12760760.529999999" table:style-name="ce14">
            <text:p>12.760.761<text:s/></text:p>
          </table:table-cell>
          <table:table-cell office:value-type="float" office:value="675649.89" table:style-name="ce14">
            <text:p>675.650<text:s/></text:p>
          </table:table-cell>
          <table:table-cell office:value-type="float" office:value="222340.04" table:style-name="ce14">
            <text:p>222.340<text:s/></text:p>
          </table:table-cell>
          <table:table-cell office:value-type="float" office:value="5614.73" table:style-name="ce14">
            <text:p>5.615<text:s/></text:p>
          </table:table-cell>
          <table:table-cell office:value-type="float" office:value="10844881.390000001" table:style-name="ce14">
            <text:p>10.844.881<text:s/></text:p>
          </table:table-cell>
          <table:table-cell office:value-type="float" office:value="3976669.09" table:style-name="ce14">
            <text:p>3.976.669<text:s/></text:p>
          </table:table-cell>
          <table:table-cell office:value-type="float" office:value="1957148.61" table:style-name="ce14">
            <text:p>1.957.149<text:s/></text:p>
          </table:table-cell>
          <table:table-cell office:value-type="float" office:value="48361428.560000002" table:style-name="ce14">
            <text:p>48.361.429<text:s/></text:p>
          </table:table-cell>
          <table:table-cell office:value-type="float" office:value="40286.639999999999" table:style-name="ce14">
            <text:p>40.287<text:s/></text:p>
          </table:table-cell>
          <table:table-cell office:value-type="float" office:value="164330487.03000003" table:style-name="ce15">
            <text:p>164.330.4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38679.65" table:style-name="ce14">
            <text:p>38.680<text:s/></text:p>
          </table:table-cell>
          <table:table-cell office:value-type="float" office:value="1216.23" table:style-name="ce14">
            <text:p>1.216<text:s/></text:p>
          </table:table-cell>
          <table:table-cell office:value-type="float" office:value="7912.94" table:style-name="ce14">
            <text:p>7.9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335.85" table:style-name="ce14">
            <text:p>26.336<text:s/></text:p>
          </table:table-cell>
          <table:table-cell office:value-type="float" office:value="14134.32" table:style-name="ce14">
            <text:p>14.134<text:s/></text:p>
          </table:table-cell>
          <table:table-cell office:value-type="float" office:value="7750.04" table:style-name="ce14">
            <text:p>7.750<text:s/></text:p>
          </table:table-cell>
          <table:table-cell office:value-type="float" office:value="6220358.0800000001" table:style-name="ce14">
            <text:p>6.220.358<text:s/></text:p>
          </table:table-cell>
          <table:table-cell office:value-type="float" office:value="140447.67999999999" table:style-name="ce14">
            <text:p>140.44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620.85" table:style-name="ce14">
            <text:p>2.62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38.66" table:style-name="ce14">
            <text:p>939<text:s/></text:p>
          </table:table-cell>
          <table:table-cell office:value-type="float" office:value="13793833.08" table:style-name="ce14">
            <text:p>13.793.833<text:s/></text:p>
          </table:table-cell>
          <table:table-cell office:value-type="float" office:value="6725.52" table:style-name="ce14">
            <text:p>6.726<text:s/></text:p>
          </table:table-cell>
          <table:table-cell office:value-type="float" office:value="5937738.5899999999" table:style-name="ce14">
            <text:p>5.937.739<text:s/></text:p>
          </table:table-cell>
          <table:table-cell office:value-type="float" office:value="13793114.039999999" table:style-name="ce14">
            <text:p>13.793.1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6501654.729999997" table:style-name="ce14">
            <text:p>56.501.655<text:s/></text:p>
          </table:table-cell>
          <table:table-cell office:value-type="float" office:value="6311750.9699999997" table:style-name="ce14">
            <text:p>6.311.75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9578834.370000005" table:style-name="ce14">
            <text:p>99.578.8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2384045.59999999" table:style-name="ce15">
            <text:p>202.384.0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1113.9000000000001" table:style-name="ce14">
            <text:p>1.11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138457.2" table:style-name="ce14">
            <text:p>5.138.457<text:s/></text:p>
          </table:table-cell>
          <table:table-cell office:value-type="float" office:value="3115.21" table:style-name="ce14">
            <text:p>3.115<text:s/></text:p>
          </table:table-cell>
          <table:table-cell office:value-type="float" office:value="41854044.520000003" table:style-name="ce14">
            <text:p>41.854.045<text:s/></text:p>
          </table:table-cell>
          <table:table-cell office:value-type="float" office:value="14075709.25" table:style-name="ce14">
            <text:p>14.075.709<text:s/></text:p>
          </table:table-cell>
          <table:table-cell office:value-type="float" office:value="292131.95" table:style-name="ce14">
            <text:p>292.132<text:s/></text:p>
          </table:table-cell>
          <table:table-cell office:value-type="float" office:value="58288505.240000002" table:style-name="ce14">
            <text:p>58.288.505<text:s/></text:p>
          </table:table-cell>
          <table:table-cell office:value-type="float" office:value="3632285.37" table:style-name="ce14">
            <text:p>3.632.285<text:s/></text:p>
          </table:table-cell>
          <table:table-cell office:value-type="float" office:value="389080.91" table:style-name="ce14">
            <text:p>389.081<text:s/></text:p>
          </table:table-cell>
          <table:table-cell office:value-type="float" office:value="30579032.609999999" table:style-name="ce14">
            <text:p>30.579.033<text:s/></text:p>
          </table:table-cell>
          <table:table-cell office:value-type="float" office:value="19501.439999999999" table:style-name="ce14">
            <text:p>19.501<text:s/></text:p>
          </table:table-cell>
          <table:table-cell office:value-type="float" office:value="417005.52" table:style-name="ce14">
            <text:p>417.006<text:s/></text:p>
          </table:table-cell>
          <table:table-cell office:value-type="float" office:value="1502269.61" table:style-name="ce14">
            <text:p>1.502.270<text:s/></text:p>
          </table:table-cell>
          <table:table-cell office:value-type="float" office:value="973232.24" table:style-name="ce14">
            <text:p>973.232<text:s/></text:p>
          </table:table-cell>
          <table:table-cell office:value-type="float" office:value="28068808.969999999" table:style-name="ce14">
            <text:p>28.068.80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6015044.180000007" table:style-name="ce14">
            <text:p>86.015.044<text:s/></text:p>
          </table:table-cell>
          <table:table-cell office:value-type="float" office:value="98514720.709999993" table:style-name="ce14">
            <text:p>98.514.721<text:s/></text:p>
          </table:table-cell>
          <table:table-cell office:value-type="float" office:value="198151.55" table:style-name="ce14">
            <text:p>198.152<text:s/></text:p>
          </table:table-cell>
          <table:table-cell office:value-type="float" office:value="1490.43" table:style-name="ce14">
            <text:p>1.490<text:s/></text:p>
          </table:table-cell>
          <table:table-cell office:value-type="float" office:value="155616.38" table:style-name="ce14">
            <text:p>155.616<text:s/></text:p>
          </table:table-cell>
          <table:table-cell office:value-type="float" office:value="102941628.84" table:style-name="ce14">
            <text:p>102.941.629<text:s/></text:p>
          </table:table-cell>
          <table:table-cell office:value-type="float" office:value="127419257.17" table:style-name="ce14">
            <text:p>127.419.257<text:s/></text:p>
          </table:table-cell>
          <table:table-cell office:value-type="float" office:value="1292.75" table:style-name="ce14">
            <text:p>1.293<text:s/></text:p>
          </table:table-cell>
          <table:table-cell office:value-type="float" office:value="408352431.11000001" table:style-name="ce14">
            <text:p>408.352.43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08833927.0600001" table:style-name="ce15">
            <text:p>1.008.833.9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7826.330000000002" table:style-name="ce14">
            <text:p>17.826<text:s/></text:p>
          </table:table-cell>
          <table:table-cell office:value-type="float" office:value="2528734.5300000003" table:style-name="ce14">
            <text:p>2.528.735<text:s/></text:p>
          </table:table-cell>
          <table:table-cell office:value-type="float" office:value="1892705.05" table:style-name="ce14">
            <text:p>1.892.705<text:s/></text:p>
          </table:table-cell>
          <table:table-cell office:value-type="float" office:value="110674.08" table:style-name="ce14">
            <text:p>110.674<text:s/></text:p>
          </table:table-cell>
          <table:table-cell office:value-type="float" office:value="63189641.089999996" table:style-name="ce14">
            <text:p>63.189.641<text:s/></text:p>
          </table:table-cell>
          <table:table-cell office:value-type="float" office:value="7958018.580000001" table:style-name="ce14">
            <text:p>7.958.019<text:s/></text:p>
          </table:table-cell>
          <table:table-cell office:value-type="float" office:value="3380759.79" table:style-name="ce14">
            <text:p>3.380.760<text:s/></text:p>
          </table:table-cell>
          <table:table-cell office:value-type="float" office:value="33260398.739999998" table:style-name="ce14">
            <text:p>33.260.399<text:s/></text:p>
          </table:table-cell>
          <table:table-cell office:value-type="float" office:value="18560583.520000003" table:style-name="ce14">
            <text:p>18.560.584<text:s/></text:p>
          </table:table-cell>
          <table:table-cell office:value-type="float" office:value="727251.00999999989" table:style-name="ce14">
            <text:p>727.251<text:s/></text:p>
          </table:table-cell>
          <table:table-cell office:value-type="float" office:value="107465643.89999999" table:style-name="ce14">
            <text:p>107.465.644<text:s/></text:p>
          </table:table-cell>
          <table:table-cell office:value-type="float" office:value="6942506.96" table:style-name="ce14">
            <text:p>6.942.507<text:s/></text:p>
          </table:table-cell>
          <table:table-cell office:value-type="float" office:value="3614749.63" table:style-name="ce14">
            <text:p>3.614.750<text:s/></text:p>
          </table:table-cell>
          <table:table-cell office:value-type="float" office:value="4344213.92" table:style-name="ce14">
            <text:p>4.344.214<text:s/></text:p>
          </table:table-cell>
          <table:table-cell office:value-type="float" office:value="2263882.11" table:style-name="ce14">
            <text:p>2.263.882<text:s/></text:p>
          </table:table-cell>
          <table:table-cell office:value-type="float" office:value="32698955.82" table:style-name="ce14">
            <text:p>32.698.956<text:s/></text:p>
          </table:table-cell>
          <table:table-cell office:value-type="float" office:value="2682660.1900000004" table:style-name="ce14">
            <text:p>2.682.660<text:s/></text:p>
          </table:table-cell>
          <table:table-cell office:value-type="float" office:value="106452526" table:style-name="ce14">
            <text:p>106.452.526<text:s/></text:p>
          </table:table-cell>
          <table:table-cell office:value-type="float" office:value="100003870.31999999" table:style-name="ce14">
            <text:p>100.003.870<text:s/></text:p>
          </table:table-cell>
          <table:table-cell office:value-type="float" office:value="2132225.75" table:style-name="ce14">
            <text:p>2.132.226<text:s/></text:p>
          </table:table-cell>
          <table:table-cell office:value-type="float" office:value="1606335.24" table:style-name="ce14">
            <text:p>1.606.335<text:s/></text:p>
          </table:table-cell>
          <table:table-cell office:value-type="float" office:value="43260.72" table:style-name="ce14">
            <text:p>43.261<text:s/></text:p>
          </table:table-cell>
          <table:table-cell office:value-type="float" office:value="124174344.67" table:style-name="ce14">
            <text:p>124.174.345<text:s/></text:p>
          </table:table-cell>
          <table:table-cell office:value-type="float" office:value="129545354.31999999" table:style-name="ce14">
            <text:p>129.545.354<text:s/></text:p>
          </table:table-cell>
          <table:table-cell office:value-type="float" office:value="4439301.33" table:style-name="ce14">
            <text:p>4.439.301<text:s/></text:p>
          </table:table-cell>
          <table:table-cell office:value-type="float" office:value="935038794.83000004" table:style-name="ce14">
            <text:p>935.038.795<text:s/></text:p>
          </table:table-cell>
          <table:table-cell office:value-type="float" office:value="431363.95" table:style-name="ce14">
            <text:p>431.364<text:s/></text:p>
          </table:table-cell>
          <table:table-cell office:value-type="float" office:value="1695506582.3800001" table:style-name="ce15">
            <text:p>1.695.506.58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2648179.370000001" table:style-name="ce14">
            <text:p>22.648.179<text:s/></text:p>
          </table:table-cell>
          <table:table-cell office:value-type="float" office:value="72431794.430000007" table:style-name="ce14">
            <text:p>72.431.794<text:s/></text:p>
          </table:table-cell>
          <table:table-cell office:value-type="float" office:value="302805730.68000001" table:style-name="ce14">
            <text:p>302.805.731<text:s/></text:p>
          </table:table-cell>
          <table:table-cell office:value-type="float" office:value="15169092.859999999" table:style-name="ce14">
            <text:p>15.169.093<text:s/></text:p>
          </table:table-cell>
          <table:table-cell office:value-type="float" office:value="449952586.98000002" table:style-name="ce14">
            <text:p>449.952.587<text:s/></text:p>
          </table:table-cell>
          <table:table-cell office:value-type="float" office:value="392397643.63999999" table:style-name="ce14">
            <text:p>392.397.644<text:s/></text:p>
          </table:table-cell>
          <table:table-cell office:value-type="float" office:value="4069268517.6599998" table:style-name="ce14">
            <text:p>4.069.268.518<text:s/></text:p>
          </table:table-cell>
          <table:table-cell office:value-type="float" office:value="306777938.10000002" table:style-name="ce14">
            <text:p>306.777.938<text:s/></text:p>
          </table:table-cell>
          <table:table-cell office:value-type="float" office:value="328972517.38999999" table:style-name="ce14">
            <text:p>328.972.517<text:s/></text:p>
          </table:table-cell>
          <table:table-cell office:value-type="float" office:value="105669364.31999999" table:style-name="ce14">
            <text:p>105.669.364<text:s/></text:p>
          </table:table-cell>
          <table:table-cell office:value-type="float" office:value="1414380977.3800001" table:style-name="ce14">
            <text:p>1.414.380.977<text:s/></text:p>
          </table:table-cell>
          <table:table-cell office:value-type="float" office:value="149717146.13999999" table:style-name="ce14">
            <text:p>149.717.146<text:s/></text:p>
          </table:table-cell>
          <table:table-cell office:value-type="float" office:value="197549666.66" table:style-name="ce14">
            <text:p>197.549.667<text:s/></text:p>
          </table:table-cell>
          <table:table-cell office:value-type="float" office:value="215171611.55000001" table:style-name="ce14">
            <text:p>215.171.612<text:s/></text:p>
          </table:table-cell>
          <table:table-cell office:value-type="float" office:value="112774060.31999999" table:style-name="ce14">
            <text:p>112.774.060<text:s/></text:p>
          </table:table-cell>
          <table:table-cell office:value-type="float" office:value="408874899.74000001" table:style-name="ce14">
            <text:p>408.874.900<text:s/></text:p>
          </table:table-cell>
          <table:table-cell office:value-type="float" office:value="77357255.569999993" table:style-name="ce14">
            <text:p>77.357.256<text:s/></text:p>
          </table:table-cell>
          <table:table-cell office:value-type="float" office:value="1241671325.3900001" table:style-name="ce14">
            <text:p>1.241.671.325<text:s/></text:p>
          </table:table-cell>
          <table:table-cell office:value-type="float" office:value="3882321050.3499999" table:style-name="ce14">
            <text:p>3.882.321.050<text:s/></text:p>
          </table:table-cell>
          <table:table-cell office:value-type="float" office:value="126376863.68000001" table:style-name="ce14">
            <text:p>126.376.864<text:s/></text:p>
          </table:table-cell>
          <table:table-cell office:value-type="float" office:value="62133550.990000002" table:style-name="ce14">
            <text:p>62.133.551<text:s/></text:p>
          </table:table-cell>
          <table:table-cell office:value-type="float" office:value="19833639.219999999" table:style-name="ce14">
            <text:p>19.833.639<text:s/></text:p>
          </table:table-cell>
          <table:table-cell office:value-type="float" office:value="1344179270.3499999" table:style-name="ce14">
            <text:p>1.344.179.270<text:s/></text:p>
          </table:table-cell>
          <table:table-cell office:value-type="float" office:value="777032377.52999997" table:style-name="ce14">
            <text:p>777.032.378<text:s/></text:p>
          </table:table-cell>
          <table:table-cell office:value-type="float" office:value="76943377.989999995" table:style-name="ce14">
            <text:p>76.943.378<text:s/></text:p>
          </table:table-cell>
          <table:table-cell office:value-type="float" office:value="13865481757.440001" table:style-name="ce14">
            <text:p>13.865.481.757<text:s/></text:p>
          </table:table-cell>
          <table:table-cell office:value-type="float" office:value="50602544.740000002" table:style-name="ce14">
            <text:p>50.602.545<text:s/></text:p>
          </table:table-cell>
          <table:table-cell office:value-type="float" office:value="30088494740.470005" table:style-name="ce15">
            <text:p>30.088.494.7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321333.0599999996" table:style-name="ce14">
            <text:p>5.321.333<text:s/></text:p>
          </table:table-cell>
          <table:table-cell office:value-type="float" office:value="16146287.779999999" table:style-name="ce14">
            <text:p>16.146.288<text:s/></text:p>
          </table:table-cell>
          <table:table-cell office:value-type="float" office:value="20757719.920000002" table:style-name="ce14">
            <text:p>20.757.720<text:s/></text:p>
          </table:table-cell>
          <table:table-cell office:value-type="float" office:value="4667316.8499999996" table:style-name="ce14">
            <text:p>4.667.317<text:s/></text:p>
          </table:table-cell>
          <table:table-cell office:value-type="float" office:value="68090290.469999999" table:style-name="ce14">
            <text:p>68.090.290<text:s/></text:p>
          </table:table-cell>
          <table:table-cell office:value-type="float" office:value="40847539.990000002" table:style-name="ce14">
            <text:p>40.847.540<text:s/></text:p>
          </table:table-cell>
          <table:table-cell office:value-type="float" office:value="56370175.779999994" table:style-name="ce14">
            <text:p>56.370.176<text:s/></text:p>
          </table:table-cell>
          <table:table-cell office:value-type="float" office:value="34512724.219999999" table:style-name="ce14">
            <text:p>34.512.724<text:s/></text:p>
          </table:table-cell>
          <table:table-cell office:value-type="float" office:value="53108130.240000002" table:style-name="ce14">
            <text:p>53.108.130<text:s/></text:p>
          </table:table-cell>
          <table:table-cell office:value-type="float" office:value="25138695.550000001" table:style-name="ce14">
            <text:p>25.138.696<text:s/></text:p>
          </table:table-cell>
          <table:table-cell office:value-type="float" office:value="180416869.27000001" table:style-name="ce14">
            <text:p>180.416.869<text:s/></text:p>
          </table:table-cell>
          <table:table-cell office:value-type="float" office:value="33743206.280000001" table:style-name="ce14">
            <text:p>33.743.206<text:s/></text:p>
          </table:table-cell>
          <table:table-cell office:value-type="float" office:value="32162465.039999999" table:style-name="ce14">
            <text:p>32.162.465<text:s/></text:p>
          </table:table-cell>
          <table:table-cell office:value-type="float" office:value="38466196.899999999" table:style-name="ce14">
            <text:p>38.466.197<text:s/></text:p>
          </table:table-cell>
          <table:table-cell office:value-type="float" office:value="23431081.59" table:style-name="ce14">
            <text:p>23.431.082<text:s/></text:p>
          </table:table-cell>
          <table:table-cell office:value-type="float" office:value="57852354.670000002" table:style-name="ce14">
            <text:p>57.852.355<text:s/></text:p>
          </table:table-cell>
          <table:table-cell office:value-type="float" office:value="16249511.779999999" table:style-name="ce14">
            <text:p>16.249.512<text:s/></text:p>
          </table:table-cell>
          <table:table-cell office:value-type="float" office:value="125354935.63" table:style-name="ce14">
            <text:p>125.354.936<text:s/></text:p>
          </table:table-cell>
          <table:table-cell office:value-type="float" office:value="343729768.06" table:style-name="ce14">
            <text:p>343.729.768<text:s/></text:p>
          </table:table-cell>
          <table:table-cell office:value-type="float" office:value="23133096.09" table:style-name="ce14">
            <text:p>23.133.096<text:s/></text:p>
          </table:table-cell>
          <table:table-cell office:value-type="float" office:value="12007587.85" table:style-name="ce14">
            <text:p>12.007.588<text:s/></text:p>
          </table:table-cell>
          <table:table-cell office:value-type="float" office:value="4210593.62" table:style-name="ce14">
            <text:p>4.210.594<text:s/></text:p>
          </table:table-cell>
          <table:table-cell office:value-type="float" office:value="161588723.78" table:style-name="ce14">
            <text:p>161.588.724<text:s/></text:p>
          </table:table-cell>
          <table:table-cell office:value-type="float" office:value="78464822.099999994" table:style-name="ce14">
            <text:p>78.464.822<text:s/></text:p>
          </table:table-cell>
          <table:table-cell office:value-type="float" office:value="17916408.390000001" table:style-name="ce14">
            <text:p>17.916.408<text:s/></text:p>
          </table:table-cell>
          <table:table-cell office:value-type="float" office:value="1081361649.24" table:style-name="ce14">
            <text:p>1.081.361.649<text:s/></text:p>
          </table:table-cell>
          <table:table-cell office:value-type="float" office:value="7597536.75" table:style-name="ce14">
            <text:p>7.597.537<text:s/></text:p>
          </table:table-cell>
          <table:table-cell office:value-type="float" office:value="2562647020.8999996" table:style-name="ce15">
            <text:p>2.562.647.0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0851481.23" table:style-name="ce14">
            <text:p>10.851.481<text:s/></text:p>
          </table:table-cell>
          <table:table-cell office:value-type="float" office:value="32048480.890000001" table:style-name="ce14">
            <text:p>32.048.481<text:s/></text:p>
          </table:table-cell>
          <table:table-cell office:value-type="float" office:value="193771207.13999999" table:style-name="ce14">
            <text:p>193.771.207<text:s/></text:p>
          </table:table-cell>
          <table:table-cell office:value-type="float" office:value="6695073.3499999996" table:style-name="ce14">
            <text:p>6.695.073<text:s/></text:p>
          </table:table-cell>
          <table:table-cell office:value-type="float" office:value="237832920.38" table:style-name="ce14">
            <text:p>237.832.920<text:s/></text:p>
          </table:table-cell>
          <table:table-cell office:value-type="float" office:value="205910669.63999999" table:style-name="ce14">
            <text:p>205.910.670<text:s/></text:p>
          </table:table-cell>
          <table:table-cell office:value-type="float" office:value="1252981348.71" table:style-name="ce14">
            <text:p>1.252.981.349<text:s/></text:p>
          </table:table-cell>
          <table:table-cell office:value-type="float" office:value="183339846.63" table:style-name="ce14">
            <text:p>183.339.847<text:s/></text:p>
          </table:table-cell>
          <table:table-cell office:value-type="float" office:value="171097741.27000001" table:style-name="ce14">
            <text:p>171.097.741<text:s/></text:p>
          </table:table-cell>
          <table:table-cell office:value-type="float" office:value="53839594.909999996" table:style-name="ce14">
            <text:p>53.839.595<text:s/></text:p>
          </table:table-cell>
          <table:table-cell office:value-type="float" office:value="730252623.58000004" table:style-name="ce14">
            <text:p>730.252.624<text:s/></text:p>
          </table:table-cell>
          <table:table-cell office:value-type="float" office:value="76308363.579999998" table:style-name="ce14">
            <text:p>76.308.364<text:s/></text:p>
          </table:table-cell>
          <table:table-cell office:value-type="float" office:value="101799163.91" table:style-name="ce14">
            <text:p>101.799.164<text:s/></text:p>
          </table:table-cell>
          <table:table-cell office:value-type="float" office:value="105288506.23" table:style-name="ce14">
            <text:p>105.288.506<text:s/></text:p>
          </table:table-cell>
          <table:table-cell office:value-type="float" office:value="43590354.960000001" table:style-name="ce14">
            <text:p>43.590.355<text:s/></text:p>
          </table:table-cell>
          <table:table-cell office:value-type="float" office:value="215131444.50999999" table:style-name="ce14">
            <text:p>215.131.445<text:s/></text:p>
          </table:table-cell>
          <table:table-cell office:value-type="float" office:value="37952097.369999997" table:style-name="ce14">
            <text:p>37.952.097<text:s/></text:p>
          </table:table-cell>
          <table:table-cell office:value-type="float" office:value="632034059.26999998" table:style-name="ce14">
            <text:p>632.034.059<text:s/></text:p>
          </table:table-cell>
          <table:table-cell office:value-type="float" office:value="1661653295.4200001" table:style-name="ce14">
            <text:p>1.661.653.295<text:s/></text:p>
          </table:table-cell>
          <table:table-cell office:value-type="float" office:value="60168516.960000001" table:style-name="ce14">
            <text:p>60.168.517<text:s/></text:p>
          </table:table-cell>
          <table:table-cell office:value-type="float" office:value="31945434.559999999" table:style-name="ce14">
            <text:p>31.945.435<text:s/></text:p>
          </table:table-cell>
          <table:table-cell office:value-type="float" office:value="9370302.8499999996" table:style-name="ce14">
            <text:p>9.370.303<text:s/></text:p>
          </table:table-cell>
          <table:table-cell office:value-type="float" office:value="713156175.03999996" table:style-name="ce14">
            <text:p>713.156.175<text:s/></text:p>
          </table:table-cell>
          <table:table-cell office:value-type="float" office:value="477864064.88999999" table:style-name="ce14">
            <text:p>477.864.065<text:s/></text:p>
          </table:table-cell>
          <table:table-cell office:value-type="float" office:value="31157993.809999999" table:style-name="ce14">
            <text:p>31.157.994<text:s/></text:p>
          </table:table-cell>
          <table:table-cell office:value-type="float" office:value="6437952981.8500004" table:style-name="ce14">
            <text:p>6.437.952.982<text:s/></text:p>
          </table:table-cell>
          <table:table-cell office:value-type="float" office:value="32496793.07" table:style-name="ce14">
            <text:p>32.496.793<text:s/></text:p>
          </table:table-cell>
          <table:table-cell office:value-type="float" office:value="13746490536.010002" table:style-name="ce15">
            <text:p>13.746.490.5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2095.3" table:style-name="ce14">
            <text:p>12.095<text:s/></text:p>
          </table:table-cell>
          <table:table-cell office:value-type="float" office:value="32380.23" table:style-name="ce14">
            <text:p>32.380<text:s/></text:p>
          </table:table-cell>
          <table:table-cell office:value-type="float" office:value="295363.26" table:style-name="ce14">
            <text:p>295.36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5729.32" table:style-name="ce14">
            <text:p>1.535.729<text:s/></text:p>
          </table:table-cell>
          <table:table-cell office:value-type="float" office:value="19124423.27" table:style-name="ce14">
            <text:p>19.124.423<text:s/></text:p>
          </table:table-cell>
          <table:table-cell office:value-type="float" office:value="744839208.66999996" table:style-name="ce14">
            <text:p>744.839.209<text:s/></text:p>
          </table:table-cell>
          <table:table-cell office:value-type="float" office:value="1577096.43" table:style-name="ce14">
            <text:p>1.577.096<text:s/></text:p>
          </table:table-cell>
          <table:table-cell office:value-type="float" office:value="411914.23" table:style-name="ce14">
            <text:p>411.914<text:s/></text:p>
          </table:table-cell>
          <table:table-cell office:value-type="float" office:value="8196.84" table:style-name="ce14">
            <text:p>8.197<text:s/></text:p>
          </table:table-cell>
          <table:table-cell office:value-type="float" office:value="10017336.52" table:style-name="ce14">
            <text:p>10.017.337<text:s/></text:p>
          </table:table-cell>
          <table:table-cell office:value-type="float" office:value="72851.509999999995" table:style-name="ce14">
            <text:p>72.852<text:s/></text:p>
          </table:table-cell>
          <table:table-cell office:value-type="float" office:value="204742.19" table:style-name="ce14">
            <text:p>204.742<text:s/></text:p>
          </table:table-cell>
          <table:table-cell office:value-type="float" office:value="20506277.600000001" table:style-name="ce14">
            <text:p>20.506.278<text:s/></text:p>
          </table:table-cell>
          <table:table-cell office:value-type="float" office:value="19274.419999999998" table:style-name="ce14">
            <text:p>19.274<text:s/></text:p>
          </table:table-cell>
          <table:table-cell office:value-type="float" office:value="8293000.4100000001" table:style-name="ce14">
            <text:p>8.293.000<text:s/></text:p>
          </table:table-cell>
          <table:table-cell office:value-type="float" office:value="313.67" table:style-name="ce14">
            <text:p>314<text:s/></text:p>
          </table:table-cell>
          <table:table-cell office:value-type="float" office:value="25794312.039999999" table:style-name="ce14">
            <text:p>25.794.312<text:s/></text:p>
          </table:table-cell>
          <table:table-cell office:value-type="float" office:value="240169229.28" table:style-name="ce14">
            <text:p>240.169.229<text:s/></text:p>
          </table:table-cell>
          <table:table-cell office:value-type="float" office:value="120935.12" table:style-name="ce14">
            <text:p>120.935<text:s/></text:p>
          </table:table-cell>
          <table:table-cell office:value-type="float" office:value="229075.23" table:style-name="ce14">
            <text:p>229.075<text:s/></text:p>
          </table:table-cell>
          <table:table-cell office:value-type="float" office:value="42316.66" table:style-name="ce14">
            <text:p>42.317<text:s/></text:p>
          </table:table-cell>
          <table:table-cell office:value-type="float" office:value="35651963.950000003" table:style-name="ce14">
            <text:p>35.651.964<text:s/></text:p>
          </table:table-cell>
          <table:table-cell office:value-type="float" office:value="1716175.1" table:style-name="ce14">
            <text:p>1.716.175<text:s/></text:p>
          </table:table-cell>
          <table:table-cell office:value-type="float" office:value="3032228.54" table:style-name="ce14">
            <text:p>3.032.229<text:s/></text:p>
          </table:table-cell>
          <table:table-cell office:value-type="float" office:value="1349608773.3399999" table:style-name="ce14">
            <text:p>1.349.608.773<text:s/></text:p>
          </table:table-cell>
          <table:table-cell office:value-type="float" office:value="4744.93" table:style-name="ce14">
            <text:p>4.745<text:s/></text:p>
          </table:table-cell>
          <table:table-cell office:value-type="float" office:value="2463319958.0599995" table:style-name="ce15">
            <text:p>2.463.319.9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0839385.93" table:style-name="ce14">
            <text:p>10.839.386<text:s/></text:p>
          </table:table-cell>
          <table:table-cell office:value-type="float" office:value="32016100.66" table:style-name="ce14">
            <text:p>32.016.101<text:s/></text:p>
          </table:table-cell>
          <table:table-cell office:value-type="float" office:value="193475843.88" table:style-name="ce14">
            <text:p>193.475.844<text:s/></text:p>
          </table:table-cell>
          <table:table-cell office:value-type="float" office:value="6695073.3499999996" table:style-name="ce14">
            <text:p>6.695.073<text:s/></text:p>
          </table:table-cell>
          <table:table-cell office:value-type="float" office:value="236297191.06" table:style-name="ce14">
            <text:p>236.297.191<text:s/></text:p>
          </table:table-cell>
          <table:table-cell office:value-type="float" office:value="186786246.37" table:style-name="ce14">
            <text:p>186.786.246<text:s/></text:p>
          </table:table-cell>
          <table:table-cell office:value-type="float" office:value="508142140.03999996" table:style-name="ce14">
            <text:p>508.142.140<text:s/></text:p>
          </table:table-cell>
          <table:table-cell office:value-type="float" office:value="181762750.19999999" table:style-name="ce14">
            <text:p>181.762.750<text:s/></text:p>
          </table:table-cell>
          <table:table-cell office:value-type="float" office:value="170685827.03999999" table:style-name="ce14">
            <text:p>170.685.827<text:s/></text:p>
          </table:table-cell>
          <table:table-cell office:value-type="float" office:value="53831398.069999993" table:style-name="ce14">
            <text:p>53.831.398<text:s/></text:p>
          </table:table-cell>
          <table:table-cell office:value-type="float" office:value="720235287.06000006" table:style-name="ce14">
            <text:p>720.235.287<text:s/></text:p>
          </table:table-cell>
          <table:table-cell office:value-type="float" office:value="76235512.069999993" table:style-name="ce14">
            <text:p>76.235.512<text:s/></text:p>
          </table:table-cell>
          <table:table-cell office:value-type="float" office:value="101594421.72" table:style-name="ce14">
            <text:p>101.594.422<text:s/></text:p>
          </table:table-cell>
          <table:table-cell office:value-type="float" office:value="84782228.629999995" table:style-name="ce14">
            <text:p>84.782.229<text:s/></text:p>
          </table:table-cell>
          <table:table-cell office:value-type="float" office:value="43571080.539999999" table:style-name="ce14">
            <text:p>43.571.081<text:s/></text:p>
          </table:table-cell>
          <table:table-cell office:value-type="float" office:value="206838444.09999999" table:style-name="ce14">
            <text:p>206.838.444<text:s/></text:p>
          </table:table-cell>
          <table:table-cell office:value-type="float" office:value="37951783.700000003" table:style-name="ce14">
            <text:p>37.951.784<text:s/></text:p>
          </table:table-cell>
          <table:table-cell office:value-type="float" office:value="606239747.23000002" table:style-name="ce14">
            <text:p>606.239.747<text:s/></text:p>
          </table:table-cell>
          <table:table-cell office:value-type="float" office:value="1421484066.1400001" table:style-name="ce14">
            <text:p>1.421.484.066<text:s/></text:p>
          </table:table-cell>
          <table:table-cell office:value-type="float" office:value="60047581.840000004" table:style-name="ce14">
            <text:p>60.047.582<text:s/></text:p>
          </table:table-cell>
          <table:table-cell office:value-type="float" office:value="31716359.329999998" table:style-name="ce14">
            <text:p>31.716.359<text:s/></text:p>
          </table:table-cell>
          <table:table-cell office:value-type="float" office:value="9327986.1900000013" table:style-name="ce14">
            <text:p>9.327.986<text:s/></text:p>
          </table:table-cell>
          <table:table-cell office:value-type="float" office:value="677504211.09000003" table:style-name="ce14">
            <text:p>677.504.211<text:s/></text:p>
          </table:table-cell>
          <table:table-cell office:value-type="float" office:value="476147889.79000002" table:style-name="ce14">
            <text:p>476.147.890<text:s/></text:p>
          </table:table-cell>
          <table:table-cell office:value-type="float" office:value="28125765.27" table:style-name="ce14">
            <text:p>28.125.765<text:s/></text:p>
          </table:table-cell>
          <table:table-cell office:value-type="float" office:value="5088344208.5099993" table:style-name="ce14">
            <text:p>5.088.344.209<text:s/></text:p>
          </table:table-cell>
          <table:table-cell office:value-type="float" office:value="32492048.139999997" table:style-name="ce14">
            <text:p>32.492.048<text:s/></text:p>
          </table:table-cell>
          <table:table-cell office:value-type="float" office:value="11283170577.949999" table:style-name="ce15">
            <text:p>11.283.170.5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475365.0800000001" table:style-name="ce14">
            <text:p>6.475.365<text:s/></text:p>
          </table:table-cell>
          <table:table-cell office:value-type="float" office:value="24237025.760000002" table:style-name="ce14">
            <text:p>24.237.026<text:s/></text:p>
          </table:table-cell>
          <table:table-cell office:value-type="float" office:value="88276803.620000005" table:style-name="ce14">
            <text:p>88.276.804<text:s/></text:p>
          </table:table-cell>
          <table:table-cell office:value-type="float" office:value="3806702.66" table:style-name="ce14">
            <text:p>3.806.703<text:s/></text:p>
          </table:table-cell>
          <table:table-cell office:value-type="float" office:value="144029376.13" table:style-name="ce14">
            <text:p>144.029.376<text:s/></text:p>
          </table:table-cell>
          <table:table-cell office:value-type="float" office:value="145639434.00999999" table:style-name="ce14">
            <text:p>145.639.434<text:s/></text:p>
          </table:table-cell>
          <table:table-cell office:value-type="float" office:value="2759916993.1700001" table:style-name="ce14">
            <text:p>2.759.916.993<text:s/></text:p>
          </table:table-cell>
          <table:table-cell office:value-type="float" office:value="88925367.25" table:style-name="ce14">
            <text:p>88.925.367<text:s/></text:p>
          </table:table-cell>
          <table:table-cell office:value-type="float" office:value="104766645.88" table:style-name="ce14">
            <text:p>104.766.646<text:s/></text:p>
          </table:table-cell>
          <table:table-cell office:value-type="float" office:value="26691073.859999999" table:style-name="ce14">
            <text:p>26.691.074<text:s/></text:p>
          </table:table-cell>
          <table:table-cell office:value-type="float" office:value="503711484.52999997" table:style-name="ce14">
            <text:p>503.711.485<text:s/></text:p>
          </table:table-cell>
          <table:table-cell office:value-type="float" office:value="39665576.280000001" table:style-name="ce14">
            <text:p>39.665.576<text:s/></text:p>
          </table:table-cell>
          <table:table-cell office:value-type="float" office:value="63588037.710000001" table:style-name="ce14">
            <text:p>63.588.038<text:s/></text:p>
          </table:table-cell>
          <table:table-cell office:value-type="float" office:value="71416908.420000002" table:style-name="ce14">
            <text:p>71.416.908<text:s/></text:p>
          </table:table-cell>
          <table:table-cell office:value-type="float" office:value="45752623.770000003" table:style-name="ce14">
            <text:p>45.752.624<text:s/></text:p>
          </table:table-cell>
          <table:table-cell office:value-type="float" office:value="135891100.56" table:style-name="ce14">
            <text:p>135.891.101<text:s/></text:p>
          </table:table-cell>
          <table:table-cell office:value-type="float" office:value="23155646.420000002" table:style-name="ce14">
            <text:p>23.155.646<text:s/></text:p>
          </table:table-cell>
          <table:table-cell office:value-type="float" office:value="484282330.49000001" table:style-name="ce14">
            <text:p>484.282.330<text:s/></text:p>
          </table:table-cell>
          <table:table-cell office:value-type="float" office:value="1876937986.8699999" table:style-name="ce14">
            <text:p>1.876.937.987<text:s/></text:p>
          </table:table-cell>
          <table:table-cell office:value-type="float" office:value="43075250.630000003" table:style-name="ce14">
            <text:p>43.075.251<text:s/></text:p>
          </table:table-cell>
          <table:table-cell office:value-type="float" office:value="18180528.579999998" table:style-name="ce14">
            <text:p>18.180.529<text:s/></text:p>
          </table:table-cell>
          <table:table-cell office:value-type="float" office:value="6252742.75" table:style-name="ce14">
            <text:p>6.252.743<text:s/></text:p>
          </table:table-cell>
          <table:table-cell office:value-type="float" office:value="469434371.52999997" table:style-name="ce14">
            <text:p>469.434.372<text:s/></text:p>
          </table:table-cell>
          <table:table-cell office:value-type="float" office:value="220703490.53999999" table:style-name="ce14">
            <text:p>220.703.491<text:s/></text:p>
          </table:table-cell>
          <table:table-cell office:value-type="float" office:value="27868975.789999999" table:style-name="ce14">
            <text:p>27.868.976<text:s/></text:p>
          </table:table-cell>
          <table:table-cell office:value-type="float" office:value="6346167126.3500004" table:style-name="ce14">
            <text:p>6.346.167.126<text:s/></text:p>
          </table:table-cell>
          <table:table-cell office:value-type="float" office:value="10508214.92" table:style-name="ce14">
            <text:p>10.508.215<text:s/></text:p>
          </table:table-cell>
          <table:table-cell office:value-type="float" office:value="13779357183.560001" table:style-name="ce15">
            <text:p>13.779.357.18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893710.1600000001" table:style-name="ce14">
            <text:p>5.893.710<text:s/></text:p>
          </table:table-cell>
          <table:table-cell office:value-type="float" office:value="21077112.670000002" table:style-name="ce14">
            <text:p>21.077.113<text:s/></text:p>
          </table:table-cell>
          <table:table-cell office:value-type="float" office:value="62657193.079999998" table:style-name="ce14">
            <text:p>62.657.193<text:s/></text:p>
          </table:table-cell>
          <table:table-cell office:value-type="float" office:value="3208008.29" table:style-name="ce14">
            <text:p>3.208.008<text:s/></text:p>
          </table:table-cell>
          <table:table-cell office:value-type="float" office:value="106970472.28" table:style-name="ce14">
            <text:p>106.970.472<text:s/></text:p>
          </table:table-cell>
          <table:table-cell office:value-type="float" office:value="105388230.93000001" table:style-name="ce14">
            <text:p>105.388.231<text:s/></text:p>
          </table:table-cell>
          <table:table-cell office:value-type="float" office:value="2047655945.8300002" table:style-name="ce14">
            <text:p>2.047.655.946<text:s/></text:p>
          </table:table-cell>
          <table:table-cell office:value-type="float" office:value="64322268.770000003" table:style-name="ce14">
            <text:p>64.322.269<text:s/></text:p>
          </table:table-cell>
          <table:table-cell office:value-type="float" office:value="86472972.829999998" table:style-name="ce14">
            <text:p>86.472.973<text:s/></text:p>
          </table:table-cell>
          <table:table-cell office:value-type="float" office:value="22379564.530000001" table:style-name="ce14">
            <text:p>22.379.565<text:s/></text:p>
          </table:table-cell>
          <table:table-cell office:value-type="float" office:value="344495350.75999999" table:style-name="ce14">
            <text:p>344.495.351<text:s/></text:p>
          </table:table-cell>
          <table:table-cell office:value-type="float" office:value="31813701.850000001" table:style-name="ce14">
            <text:p>31.813.702<text:s/></text:p>
          </table:table-cell>
          <table:table-cell office:value-type="float" office:value="51168106.390000001" table:style-name="ce14">
            <text:p>51.168.106<text:s/></text:p>
          </table:table-cell>
          <table:table-cell office:value-type="float" office:value="59862585.350000001" table:style-name="ce14">
            <text:p>59.862.585<text:s/></text:p>
          </table:table-cell>
          <table:table-cell office:value-type="float" office:value="41996992.520000003" table:style-name="ce14">
            <text:p>41.996.993<text:s/></text:p>
          </table:table-cell>
          <table:table-cell office:value-type="float" office:value="108121806.33" table:style-name="ce14">
            <text:p>108.121.806<text:s/></text:p>
          </table:table-cell>
          <table:table-cell office:value-type="float" office:value="20807846.030000001" table:style-name="ce14">
            <text:p>20.807.846<text:s/></text:p>
          </table:table-cell>
          <table:table-cell office:value-type="float" office:value="250791032.49000001" table:style-name="ce14">
            <text:p>250.791.032<text:s/></text:p>
          </table:table-cell>
          <table:table-cell office:value-type="float" office:value="963443716.84000003" table:style-name="ce14">
            <text:p>963.443.717<text:s/></text:p>
          </table:table-cell>
          <table:table-cell office:value-type="float" office:value="34131349.539999999" table:style-name="ce14">
            <text:p>34.131.350<text:s/></text:p>
          </table:table-cell>
          <table:table-cell office:value-type="float" office:value="15572076.890000001" table:style-name="ce14">
            <text:p>15.572.077<text:s/></text:p>
          </table:table-cell>
          <table:table-cell office:value-type="float" office:value="5760825.9299999997" table:style-name="ce14">
            <text:p>5.760.826<text:s/></text:p>
          </table:table-cell>
          <table:table-cell office:value-type="float" office:value="290217608.27999997" table:style-name="ce14">
            <text:p>290.217.608<text:s/></text:p>
          </table:table-cell>
          <table:table-cell office:value-type="float" office:value="157336093.38999999" table:style-name="ce14">
            <text:p>157.336.093<text:s/></text:p>
          </table:table-cell>
          <table:table-cell office:value-type="float" office:value="23481693.07" table:style-name="ce14">
            <text:p>23.481.693<text:s/></text:p>
          </table:table-cell>
          <table:table-cell office:value-type="float" office:value="2506812493.0799999" table:style-name="ce14">
            <text:p>2.506.812.493<text:s/></text:p>
          </table:table-cell>
          <table:table-cell office:value-type="float" office:value="8437577.3399999999" table:style-name="ce14">
            <text:p>8.437.577<text:s/></text:p>
          </table:table-cell>
          <table:table-cell office:value-type="float" office:value="7440276335.4500008" table:style-name="ce15">
            <text:p>7.440.276.3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60868.03" table:style-name="ce14">
            <text:p>260.868<text:s/></text:p>
          </table:table-cell>
          <table:table-cell office:value-type="float" office:value="1755859.45" table:style-name="ce14">
            <text:p>1.755.859<text:s/></text:p>
          </table:table-cell>
          <table:table-cell office:value-type="float" office:value="3962916.64" table:style-name="ce14">
            <text:p>3.962.917<text:s/></text:p>
          </table:table-cell>
          <table:table-cell office:value-type="float" office:value="90704.16" table:style-name="ce14">
            <text:p>90.704<text:s/></text:p>
          </table:table-cell>
          <table:table-cell office:value-type="float" office:value="14613761.07" table:style-name="ce14">
            <text:p>14.613.761<text:s/></text:p>
          </table:table-cell>
          <table:table-cell office:value-type="float" office:value="23030990.57" table:style-name="ce14">
            <text:p>23.030.991<text:s/></text:p>
          </table:table-cell>
          <table:table-cell office:value-type="float" office:value="452618055.00999999" table:style-name="ce14">
            <text:p>452.618.055<text:s/></text:p>
          </table:table-cell>
          <table:table-cell office:value-type="float" office:value="12035215.119999999" table:style-name="ce14">
            <text:p>12.035.215<text:s/></text:p>
          </table:table-cell>
          <table:table-cell office:value-type="float" office:value="8075873.7800000003" table:style-name="ce14">
            <text:p>8.075.874<text:s/></text:p>
          </table:table-cell>
          <table:table-cell office:value-type="float" office:value="1320224.24" table:style-name="ce14">
            <text:p>1.320.224<text:s/></text:p>
          </table:table-cell>
          <table:table-cell office:value-type="float" office:value="69095873.700000003" table:style-name="ce14">
            <text:p>69.095.874<text:s/></text:p>
          </table:table-cell>
          <table:table-cell office:value-type="float" office:value="4833312.34" table:style-name="ce14">
            <text:p>4.833.312<text:s/></text:p>
          </table:table-cell>
          <table:table-cell office:value-type="float" office:value="6708567.3200000003" table:style-name="ce14">
            <text:p>6.708.567<text:s/></text:p>
          </table:table-cell>
          <table:table-cell office:value-type="float" office:value="6841788.2400000002" table:style-name="ce14">
            <text:p>6.841.788<text:s/></text:p>
          </table:table-cell>
          <table:table-cell office:value-type="float" office:value="1971735.22" table:style-name="ce14">
            <text:p>1.971.735<text:s/></text:p>
          </table:table-cell>
          <table:table-cell office:value-type="float" office:value="13820315.380000001" table:style-name="ce14">
            <text:p>13.820.315<text:s/></text:p>
          </table:table-cell>
          <table:table-cell office:value-type="float" office:value="586393.32999999996" table:style-name="ce14">
            <text:p>586.393<text:s/></text:p>
          </table:table-cell>
          <table:table-cell office:value-type="float" office:value="182541126.31" table:style-name="ce14">
            <text:p>182.541.126<text:s/></text:p>
          </table:table-cell>
          <table:table-cell office:value-type="float" office:value="481376245.81" table:style-name="ce14">
            <text:p>481.376.246<text:s/></text:p>
          </table:table-cell>
          <table:table-cell office:value-type="float" office:value="6058615.7300000004" table:style-name="ce14">
            <text:p>6.058.616<text:s/></text:p>
          </table:table-cell>
          <table:table-cell office:value-type="float" office:value="1779697.21" table:style-name="ce14">
            <text:p>1.779.697<text:s/></text:p>
          </table:table-cell>
          <table:table-cell office:value-type="float" office:value="119926.8" table:style-name="ce14">
            <text:p>119.927<text:s/></text:p>
          </table:table-cell>
          <table:table-cell office:value-type="float" office:value="106110084.59999999" table:style-name="ce14">
            <text:p>106.110.085<text:s/></text:p>
          </table:table-cell>
          <table:table-cell office:value-type="float" office:value="37741533.649999999" table:style-name="ce14">
            <text:p>37.741.534<text:s/></text:p>
          </table:table-cell>
          <table:table-cell office:value-type="float" office:value="2216084.09" table:style-name="ce14">
            <text:p>2.216.084<text:s/></text:p>
          </table:table-cell>
          <table:table-cell office:value-type="float" office:value="1968387584.97" table:style-name="ce14">
            <text:p>1.968.387.585<text:s/></text:p>
          </table:table-cell>
          <table:table-cell office:value-type="float" office:value="874195.42" table:style-name="ce14">
            <text:p>874.195<text:s/></text:p>
          </table:table-cell>
          <table:table-cell office:value-type="float" office:value="3408827548.1900001" table:style-name="ce15">
            <text:p>3.408.827.5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7452.52" table:style-name="ce14">
            <text:p>17.453<text:s/></text:p>
          </table:table-cell>
          <table:table-cell office:value-type="float" office:value="174080.33" table:style-name="ce14">
            <text:p>174.080<text:s/></text:p>
          </table:table-cell>
          <table:table-cell office:value-type="float" office:value="17299856.329999998" table:style-name="ce14">
            <text:p>17.299.856<text:s/></text:p>
          </table:table-cell>
          <table:table-cell office:value-type="float" office:value="301653.73" table:style-name="ce14">
            <text:p>301.654<text:s/></text:p>
          </table:table-cell>
          <table:table-cell office:value-type="float" office:value="12077715.32" table:style-name="ce14">
            <text:p>12.077.715<text:s/></text:p>
          </table:table-cell>
          <table:table-cell office:value-type="float" office:value="5970865.1200000001" table:style-name="ce14">
            <text:p>5.970.865<text:s/></text:p>
          </table:table-cell>
          <table:table-cell office:value-type="float" office:value="91991953.180000007" table:style-name="ce14">
            <text:p>91.991.953<text:s/></text:p>
          </table:table-cell>
          <table:table-cell office:value-type="float" office:value="5851343.2999999998" table:style-name="ce14">
            <text:p>5.851.343<text:s/></text:p>
          </table:table-cell>
          <table:table-cell office:value-type="float" office:value="4437085.9800000004" table:style-name="ce14">
            <text:p>4.437.086<text:s/></text:p>
          </table:table-cell>
          <table:table-cell office:value-type="float" office:value="714957.81" table:style-name="ce14">
            <text:p>714.958<text:s/></text:p>
          </table:table-cell>
          <table:table-cell office:value-type="float" office:value="57393819.75" table:style-name="ce14">
            <text:p>57.393.820<text:s/></text:p>
          </table:table-cell>
          <table:table-cell office:value-type="float" office:value="785453.28" table:style-name="ce14">
            <text:p>785.453<text:s/></text:p>
          </table:table-cell>
          <table:table-cell office:value-type="float" office:value="2205821.7999999998" table:style-name="ce14">
            <text:p>2.205.822<text:s/></text:p>
          </table:table-cell>
          <table:table-cell office:value-type="float" office:value="1118436.3999999999" table:style-name="ce14">
            <text:p>1.118.436<text:s/></text:p>
          </table:table-cell>
          <table:table-cell office:value-type="float" office:value="243983.34" table:style-name="ce14">
            <text:p>243.983<text:s/></text:p>
          </table:table-cell>
          <table:table-cell office:value-type="float" office:value="5879726.29" table:style-name="ce14">
            <text:p>5.879.726<text:s/></text:p>
          </table:table-cell>
          <table:table-cell office:value-type="float" office:value="366689.07" table:style-name="ce14">
            <text:p>366.689<text:s/></text:p>
          </table:table-cell>
          <table:table-cell office:value-type="float" office:value="28158268.530000001" table:style-name="ce14">
            <text:p>28.158.269<text:s/></text:p>
          </table:table-cell>
          <table:table-cell office:value-type="float" office:value="339778257.19999999" table:style-name="ce14">
            <text:p>339.778.257<text:s/></text:p>
          </table:table-cell>
          <table:table-cell office:value-type="float" office:value="1225545.82" table:style-name="ce14">
            <text:p>1.225.546<text:s/></text:p>
          </table:table-cell>
          <table:table-cell office:value-type="float" office:value="190935.49" table:style-name="ce14">
            <text:p>190.9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7326033.979999997" table:style-name="ce14">
            <text:p>37.326.034<text:s/></text:p>
          </table:table-cell>
          <table:table-cell office:value-type="float" office:value="9643111.3800000008" table:style-name="ce14">
            <text:p>9.643.111<text:s/></text:p>
          </table:table-cell>
          <table:table-cell office:value-type="float" office:value="436108.47" table:style-name="ce14">
            <text:p>436.108<text:s/></text:p>
          </table:table-cell>
          <table:table-cell office:value-type="float" office:value="1463372938.9100001" table:style-name="ce14">
            <text:p>1.463.372.939<text:s/></text:p>
          </table:table-cell>
          <table:table-cell office:value-type="float" office:value="462936.14" table:style-name="ce14">
            <text:p>462.936<text:s/></text:p>
          </table:table-cell>
          <table:table-cell office:value-type="float" office:value="2087425029.4700003" table:style-name="ce15">
            <text:p>2.087.425.0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03334.37" table:style-name="ce14">
            <text:p>303.334<text:s/></text:p>
          </table:table-cell>
          <table:table-cell office:value-type="float" office:value="1229973.31" table:style-name="ce14">
            <text:p>1.229.973<text:s/></text:p>
          </table:table-cell>
          <table:table-cell office:value-type="float" office:value="4356837.57" table:style-name="ce14">
            <text:p>4.356.838<text:s/></text:p>
          </table:table-cell>
          <table:table-cell office:value-type="float" office:value="206336.48" table:style-name="ce14">
            <text:p>206.336<text:s/></text:p>
          </table:table-cell>
          <table:table-cell office:value-type="float" office:value="10367427.460000001" table:style-name="ce14">
            <text:p>10.367.427<text:s/></text:p>
          </table:table-cell>
          <table:table-cell office:value-type="float" office:value="11249347.390000001" table:style-name="ce14">
            <text:p>11.249.347<text:s/></text:p>
          </table:table-cell>
          <table:table-cell office:value-type="float" office:value="167651039.15000001" table:style-name="ce14">
            <text:p>167.651.039<text:s/></text:p>
          </table:table-cell>
          <table:table-cell office:value-type="float" office:value="6716540.0599999996" table:style-name="ce14">
            <text:p>6.716.540<text:s/></text:p>
          </table:table-cell>
          <table:table-cell office:value-type="float" office:value="5780713.29" table:style-name="ce14">
            <text:p>5.780.713<text:s/></text:p>
          </table:table-cell>
          <table:table-cell office:value-type="float" office:value="2276327.2799999998" table:style-name="ce14">
            <text:p>2.276.327<text:s/></text:p>
          </table:table-cell>
          <table:table-cell office:value-type="float" office:value="32726440.32" table:style-name="ce14">
            <text:p>32.726.440<text:s/></text:p>
          </table:table-cell>
          <table:table-cell office:value-type="float" office:value="2233108.81" table:style-name="ce14">
            <text:p>2.233.109<text:s/></text:p>
          </table:table-cell>
          <table:table-cell office:value-type="float" office:value="3505542.2" table:style-name="ce14">
            <text:p>3.505.542<text:s/></text:p>
          </table:table-cell>
          <table:table-cell office:value-type="float" office:value="3594098.4299999997" table:style-name="ce14">
            <text:p>3.594.098<text:s/></text:p>
          </table:table-cell>
          <table:table-cell office:value-type="float" office:value="1539912.69" table:style-name="ce14">
            <text:p>1.539.913<text:s/></text:p>
          </table:table-cell>
          <table:table-cell office:value-type="float" office:value="8069252.5600000005" table:style-name="ce14">
            <text:p>8.069.253<text:s/></text:p>
          </table:table-cell>
          <table:table-cell office:value-type="float" office:value="1394717.9899999998" table:style-name="ce14">
            <text:p>1.394.718<text:s/></text:p>
          </table:table-cell>
          <table:table-cell office:value-type="float" office:value="22791903.16" table:style-name="ce14">
            <text:p>22.791.903<text:s/></text:p>
          </table:table-cell>
          <table:table-cell office:value-type="float" office:value="92339767.019999996" table:style-name="ce14">
            <text:p>92.339.767<text:s/></text:p>
          </table:table-cell>
          <table:table-cell office:value-type="float" office:value="1659739.54" table:style-name="ce14">
            <text:p>1.659.740<text:s/></text:p>
          </table:table-cell>
          <table:table-cell office:value-type="float" office:value="637818.99" table:style-name="ce14">
            <text:p>637.819<text:s/></text:p>
          </table:table-cell>
          <table:table-cell office:value-type="float" office:value="371990.02" table:style-name="ce14">
            <text:p>371.990<text:s/></text:p>
          </table:table-cell>
          <table:table-cell office:value-type="float" office:value="35780644.670000002" table:style-name="ce14">
            <text:p>35.780.645<text:s/></text:p>
          </table:table-cell>
          <table:table-cell office:value-type="float" office:value="15982752.120000001" table:style-name="ce14">
            <text:p>15.982.752<text:s/></text:p>
          </table:table-cell>
          <table:table-cell office:value-type="float" office:value="1735090.16" table:style-name="ce14">
            <text:p>1.735.090<text:s/></text:p>
          </table:table-cell>
          <table:table-cell office:value-type="float" office:value="407594109.38999999" table:style-name="ce14">
            <text:p>407.594.109<text:s/></text:p>
          </table:table-cell>
          <table:table-cell office:value-type="float" office:value="733506.0199999999" table:style-name="ce14">
            <text:p>733.506<text:s/></text:p>
          </table:table-cell>
          <table:table-cell office:value-type="float" office:value="842828270.45000005" table:style-name="ce15">
            <text:p>842.828.27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90603.36" table:style-name="ce14">
            <text:p>90.603<text:s/></text:p>
          </table:table-cell>
          <table:table-cell office:value-type="float" office:value="297778.06" table:style-name="ce14">
            <text:p>297.778<text:s/></text:p>
          </table:table-cell>
          <table:table-cell office:value-type="float" office:value="4673776.0599999996" table:style-name="ce14">
            <text:p>4.673.776<text:s/></text:p>
          </table:table-cell>
          <table:table-cell office:value-type="float" office:value="77432.990000000005" table:style-name="ce14">
            <text:p>77.433<text:s/></text:p>
          </table:table-cell>
          <table:table-cell office:value-type="float" office:value="5280305" table:style-name="ce14">
            <text:p>5.280.305<text:s/></text:p>
          </table:table-cell>
          <table:table-cell office:value-type="float" office:value="5764470.6100000003" table:style-name="ce14">
            <text:p>5.764.471<text:s/></text:p>
          </table:table-cell>
          <table:table-cell office:value-type="float" office:value="577143360.02999997" table:style-name="ce14">
            <text:p>577.143.360<text:s/></text:p>
          </table:table-cell>
          <table:table-cell office:value-type="float" office:value="9582381.5600000005" table:style-name="ce14">
            <text:p>9.582.382<text:s/></text:p>
          </table:table-cell>
          <table:table-cell office:value-type="float" office:value="3841497.61" table:style-name="ce14">
            <text:p>3.841.498<text:s/></text:p>
          </table:table-cell>
          <table:table-cell office:value-type="float" office:value="280213.18" table:style-name="ce14">
            <text:p>280.213<text:s/></text:p>
          </table:table-cell>
          <table:table-cell office:value-type="float" office:value="61695653.200000003" table:style-name="ce14">
            <text:p>61.695.653<text:s/></text:p>
          </table:table-cell>
          <table:table-cell office:value-type="float" office:value="1528409.84" table:style-name="ce14">
            <text:p>1.528.410<text:s/></text:p>
          </table:table-cell>
          <table:table-cell office:value-type="float" office:value="5807161.2699999996" table:style-name="ce14">
            <text:p>5.807.161<text:s/></text:p>
          </table:table-cell>
          <table:table-cell office:value-type="float" office:value="11601767.449999999" table:style-name="ce14">
            <text:p>11.601.767<text:s/></text:p>
          </table:table-cell>
          <table:table-cell office:value-type="float" office:value="663464.22" table:style-name="ce14">
            <text:p>663.464<text:s/></text:p>
          </table:table-cell>
          <table:table-cell office:value-type="float" office:value="9702280.7899999991" table:style-name="ce14">
            <text:p>9.702.281<text:s/></text:p>
          </table:table-cell>
          <table:table-cell office:value-type="float" office:value="106226.18" table:style-name="ce14">
            <text:p>106.226<text:s/></text:p>
          </table:table-cell>
          <table:table-cell office:value-type="float" office:value="121095384.02" table:style-name="ce14">
            <text:p>121.095.384<text:s/></text:p>
          </table:table-cell>
          <table:table-cell office:value-type="float" office:value="160241562.81999999" table:style-name="ce14">
            <text:p>160.241.563<text:s/></text:p>
          </table:table-cell>
          <table:table-cell office:value-type="float" office:value="1575869.28" table:style-name="ce14">
            <text:p>1.575.869<text:s/></text:p>
          </table:table-cell>
          <table:table-cell office:value-type="float" office:value="2276296.87" table:style-name="ce14">
            <text:p>2.276.297<text:s/></text:p>
          </table:table-cell>
          <table:table-cell office:value-type="float" office:value="13919.21" table:style-name="ce14">
            <text:p>13.919<text:s/></text:p>
          </table:table-cell>
          <table:table-cell office:value-type="float" office:value="52992804.079999998" table:style-name="ce14">
            <text:p>52.992.804<text:s/></text:p>
          </table:table-cell>
          <table:table-cell office:value-type="float" office:value="11263063.810000001" table:style-name="ce14">
            <text:p>11.263.064<text:s/></text:p>
          </table:table-cell>
          <table:table-cell office:value-type="float" office:value="3263668.57" table:style-name="ce14">
            <text:p>3.263.669<text:s/></text:p>
          </table:table-cell>
          <table:table-cell office:value-type="float" office:value="1805705240.9000001" table:style-name="ce14">
            <text:p>1.805.705.241<text:s/></text:p>
          </table:table-cell>
          <table:table-cell office:value-type="float" office:value="266649.39" table:style-name="ce14">
            <text:p>266.649<text:s/></text:p>
          </table:table-cell>
          <table:table-cell office:value-type="float" office:value="2856831240.3600001" table:style-name="ce15">
            <text:p>2.856.831.2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2332.43" table:style-name="ce14">
            <text:p>22.332<text:s/></text:p>
          </table:table-cell>
          <table:table-cell office:value-type="float" office:value="45735.8" table:style-name="ce14">
            <text:p>45.736<text:s/></text:p>
          </table:table-cell>
          <table:table-cell office:value-type="float" office:value="105621.14" table:style-name="ce14">
            <text:p>105.621<text:s/></text:p>
          </table:table-cell>
          <table:table-cell office:value-type="float" office:value="21295.51" table:style-name="ce14">
            <text:p>21.296<text:s/></text:p>
          </table:table-cell>
          <table:table-cell office:value-type="float" office:value="612959.97" table:style-name="ce14">
            <text:p>612.960<text:s/></text:p>
          </table:table-cell>
          <table:table-cell office:value-type="float" office:value="90541.84" table:style-name="ce14">
            <text:p>90.542<text:s/></text:p>
          </table:table-cell>
          <table:table-cell office:value-type="float" office:value="40572.36" table:style-name="ce14">
            <text:p>40.572<text:s/></text:p>
          </table:table-cell>
          <table:table-cell office:value-type="float" office:value="86834.9" table:style-name="ce14">
            <text:p>86.835<text:s/></text:p>
          </table:table-cell>
          <table:table-cell office:value-type="float" office:value="862588.91" table:style-name="ce14">
            <text:p>862.589<text:s/></text:p>
          </table:table-cell>
          <table:table-cell office:value-type="float" office:value="167406.78" table:style-name="ce14">
            <text:p>167.407<text:s/></text:p>
          </table:table-cell>
          <table:table-cell office:value-type="float" office:value="2200179.6800000002" table:style-name="ce14">
            <text:p>2.200.180<text:s/></text:p>
          </table:table-cell>
          <table:table-cell office:value-type="float" office:value="1414276.21" table:style-name="ce14">
            <text:p>1.414.276<text:s/></text:p>
          </table:table-cell>
          <table:table-cell office:value-type="float" office:value="1584095" table:style-name="ce14">
            <text:p>1.584.095<text:s/></text:p>
          </table:table-cell>
          <table:table-cell office:value-type="float" office:value="382101.81" table:style-name="ce14">
            <text:p>382.102<text:s/></text:p>
          </table:table-cell>
          <table:table-cell office:value-type="float" office:value="55803.43" table:style-name="ce14">
            <text:p>55.803<text:s/></text:p>
          </table:table-cell>
          <table:table-cell office:value-type="float" office:value="201836.53" table:style-name="ce14">
            <text:p>201.837<text:s/></text:p>
          </table:table-cell>
          <table:table-cell office:value-type="float" office:value="410840.56" table:style-name="ce14">
            <text:p>410.841<text:s/></text:p>
          </table:table-cell>
          <table:table-cell office:value-type="float" office:value="758062.8" table:style-name="ce14">
            <text:p>758.063<text:s/></text:p>
          </table:table-cell>
          <table:table-cell office:value-type="float" office:value="339771.73" table:style-name="ce14">
            <text:p>339.772<text:s/></text:p>
          </table:table-cell>
          <table:table-cell office:value-type="float" office:value="45624.43" table:style-name="ce14">
            <text:p>45.624<text:s/></text:p>
          </table:table-cell>
          <table:table-cell office:value-type="float" office:value="70800.97" table:style-name="ce14">
            <text:p>70.801<text:s/></text:p>
          </table:table-cell>
          <table:table-cell office:value-type="float" office:value="184917.08" table:style-name="ce14">
            <text:p>184.917<text:s/></text:p>
          </table:table-cell>
          <table:table-cell office:value-type="float" office:value="1203381.03" table:style-name="ce14">
            <text:p>1.203.381<text:s/></text:p>
          </table:table-cell>
          <table:table-cell office:value-type="float" office:value="222939.31" table:style-name="ce14">
            <text:p>222.939<text:s/></text:p>
          </table:table-cell>
          <table:table-cell office:value-type="float" office:value="32404.99" table:style-name="ce14">
            <text:p>32.405<text:s/></text:p>
          </table:table-cell>
          <table:table-cell office:value-type="float" office:value="1536223.74" table:style-name="ce14">
            <text:p>1.536.224<text:s/></text:p>
          </table:table-cell>
          <table:table-cell office:value-type="float" office:value="136900.29999999999" table:style-name="ce14">
            <text:p>136.900<text:s/></text:p>
          </table:table-cell>
          <table:table-cell office:value-type="float" office:value="12836049.240000002" table:style-name="ce15">
            <text:p>12.836.0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7791921.9699999997" table:style-name="ce14">
            <text:p>7.791.922<text:s/></text:p>
          </table:table-cell>
          <table:table-cell office:value-type="float" office:value="36675394.82" table:style-name="ce14">
            <text:p>36.675.395<text:s/></text:p>
          </table:table-cell>
          <table:table-cell office:value-type="float" office:value="271175391.17000002" table:style-name="ce14">
            <text:p>271.175.391<text:s/></text:p>
          </table:table-cell>
          <table:table-cell office:value-type="float" office:value="5451091.5099999998" table:style-name="ce14">
            <text:p>5.451.092<text:s/></text:p>
          </table:table-cell>
          <table:table-cell office:value-type="float" office:value="372391254.19999999" table:style-name="ce14">
            <text:p>372.391.254<text:s/></text:p>
          </table:table-cell>
          <table:table-cell office:value-type="float" office:value="236775858.91999999" table:style-name="ce14">
            <text:p>236.775.859<text:s/></text:p>
          </table:table-cell>
          <table:table-cell office:value-type="float" office:value="989532351.46000004" table:style-name="ce14">
            <text:p>989.532.351<text:s/></text:p>
          </table:table-cell>
          <table:table-cell office:value-type="float" office:value="242587189.28999999" table:style-name="ce14">
            <text:p>242.587.189<text:s/></text:p>
          </table:table-cell>
          <table:table-cell office:value-type="float" office:value="212757277.83000001" table:style-name="ce14">
            <text:p>212.757.278<text:s/></text:p>
          </table:table-cell>
          <table:table-cell office:value-type="float" office:value="147031770.56999999" table:style-name="ce14">
            <text:p>147.031.771<text:s/></text:p>
          </table:table-cell>
          <table:table-cell office:value-type="float" office:value="807310312.55999994" table:style-name="ce14">
            <text:p>807.310.313<text:s/></text:p>
          </table:table-cell>
          <table:table-cell office:value-type="float" office:value="68294515.560000002" table:style-name="ce14">
            <text:p>68.294.516<text:s/></text:p>
          </table:table-cell>
          <table:table-cell office:value-type="float" office:value="105421664.18000001" table:style-name="ce14">
            <text:p>105.421.664<text:s/></text:p>
          </table:table-cell>
          <table:table-cell office:value-type="float" office:value="114979185.75" table:style-name="ce14">
            <text:p>114.979.186<text:s/></text:p>
          </table:table-cell>
          <table:table-cell office:value-type="float" office:value="59018244.25" table:style-name="ce14">
            <text:p>59.018.244<text:s/></text:p>
          </table:table-cell>
          <table:table-cell office:value-type="float" office:value="354436504.5" table:style-name="ce14">
            <text:p>354.436.505<text:s/></text:p>
          </table:table-cell>
          <table:table-cell office:value-type="float" office:value="41455141.530000001" table:style-name="ce14">
            <text:p>41.455.142<text:s/></text:p>
          </table:table-cell>
          <table:table-cell office:value-type="float" office:value="878786152.80999994" table:style-name="ce14">
            <text:p>878.786.153<text:s/></text:p>
          </table:table-cell>
          <table:table-cell office:value-type="float" office:value="3196475071.75" table:style-name="ce14">
            <text:p>3.196.475.072<text:s/></text:p>
          </table:table-cell>
          <table:table-cell office:value-type="float" office:value="53137057.710000001" table:style-name="ce14">
            <text:p>53.137.058<text:s/></text:p>
          </table:table-cell>
          <table:table-cell office:value-type="float" office:value="33903632.890000001" table:style-name="ce14">
            <text:p>33.903.633<text:s/></text:p>
          </table:table-cell>
          <table:table-cell office:value-type="float" office:value="6832671.9400000004" table:style-name="ce14">
            <text:p>6.832.672<text:s/></text:p>
          </table:table-cell>
          <table:table-cell office:value-type="float" office:value="824820481.01999998" table:style-name="ce14">
            <text:p>824.820.481<text:s/></text:p>
          </table:table-cell>
          <table:table-cell office:value-type="float" office:value="712113141.51999998" table:style-name="ce14">
            <text:p>712.113.142<text:s/></text:p>
          </table:table-cell>
          <table:table-cell office:value-type="float" office:value="41484753.479999997" table:style-name="ce14">
            <text:p>41.484.753<text:s/></text:p>
          </table:table-cell>
          <table:table-cell office:value-type="float" office:value="7504819289.9300003" table:style-name="ce14">
            <text:p>7.504.819.290<text:s/></text:p>
          </table:table-cell>
          <table:table-cell office:value-type="float" office:value="25390928.27" table:style-name="ce14">
            <text:p>25.390.928<text:s/></text:p>
          </table:table-cell>
          <table:table-cell office:value-type="float" office:value="17350848251.390003" table:style-name="ce15">
            <text:p>17.350.848.2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099.27" table:style-name="ce14">
            <text:p>3.099<text:s/></text:p>
          </table:table-cell>
          <table:table-cell office:value-type="float" office:value="75118.28" table:style-name="ce14">
            <text:p>75.118<text:s/></text:p>
          </table:table-cell>
          <table:table-cell office:value-type="float" office:value="150694.44" table:style-name="ce14">
            <text:p>150.694<text:s/></text:p>
          </table:table-cell>
          <table:table-cell office:value-type="float" office:value="25121.32" table:style-name="ce14">
            <text:p>25.121<text:s/></text:p>
          </table:table-cell>
          <table:table-cell office:value-type="float" office:value="1109453.45" table:style-name="ce14">
            <text:p>1.109.453<text:s/></text:p>
          </table:table-cell>
          <table:table-cell office:value-type="float" office:value="16818098.039999999" table:style-name="ce14">
            <text:p>16.818.098<text:s/></text:p>
          </table:table-cell>
          <table:table-cell office:value-type="float" office:value="573200638.76999998" table:style-name="ce14">
            <text:p>573.200.639<text:s/></text:p>
          </table:table-cell>
          <table:table-cell office:value-type="float" office:value="5863217.54" table:style-name="ce14">
            <text:p>5.863.218<text:s/></text:p>
          </table:table-cell>
          <table:table-cell office:value-type="float" office:value="448058.09" table:style-name="ce14">
            <text:p>448.058<text:s/></text:p>
          </table:table-cell>
          <table:table-cell office:value-type="float" office:value="26981.3" table:style-name="ce14">
            <text:p>26.981<text:s/></text:p>
          </table:table-cell>
          <table:table-cell office:value-type="float" office:value="24564755.170000002" table:style-name="ce14">
            <text:p>24.564.755<text:s/></text:p>
          </table:table-cell>
          <table:table-cell office:value-type="float" office:value="12700.38" table:style-name="ce14">
            <text:p>12.700<text:s/></text:p>
          </table:table-cell>
          <table:table-cell office:value-type="float" office:value="137558.92000000001" table:style-name="ce14">
            <text:p>137.559<text:s/></text:p>
          </table:table-cell>
          <table:table-cell office:value-type="float" office:value="11713330.609999999" table:style-name="ce14">
            <text:p>11.713.331<text:s/></text:p>
          </table:table-cell>
          <table:table-cell office:value-type="float" office:value="34951.65" table:style-name="ce14">
            <text:p>34.952<text:s/></text:p>
          </table:table-cell>
          <table:table-cell office:value-type="float" office:value="8617847.1699999999" table:style-name="ce14">
            <text:p>8.617.847<text:s/></text:p>
          </table:table-cell>
          <table:table-cell office:value-type="float" office:value="41612.300000000003" table:style-name="ce14">
            <text:p>41.612<text:s/></text:p>
          </table:table-cell>
          <table:table-cell office:value-type="float" office:value="47786268.009999998" table:style-name="ce14">
            <text:p>47.786.268<text:s/></text:p>
          </table:table-cell>
          <table:table-cell office:value-type="float" office:value="236816721.75999999" table:style-name="ce14">
            <text:p>236.816.722<text:s/></text:p>
          </table:table-cell>
          <table:table-cell office:value-type="float" office:value="80909.22" table:style-name="ce14">
            <text:p>80.909<text:s/></text:p>
          </table:table-cell>
          <table:table-cell office:value-type="float" office:value="48080.85" table:style-name="ce14">
            <text:p>48.081<text:s/></text:p>
          </table:table-cell>
          <table:table-cell office:value-type="float" office:value="19666.03" table:style-name="ce14">
            <text:p>19.666<text:s/></text:p>
          </table:table-cell>
          <table:table-cell office:value-type="float" office:value="33743786.030000001" table:style-name="ce14">
            <text:p>33.743.786<text:s/></text:p>
          </table:table-cell>
          <table:table-cell office:value-type="float" office:value="1343363.18" table:style-name="ce14">
            <text:p>1.343.363<text:s/></text:p>
          </table:table-cell>
          <table:table-cell office:value-type="float" office:value="1727311.15" table:style-name="ce14">
            <text:p>1.727.311<text:s/></text:p>
          </table:table-cell>
          <table:table-cell office:value-type="float" office:value="1412954313.29" table:style-name="ce14">
            <text:p>1.412.954.313<text:s/></text:p>
          </table:table-cell>
          <table:table-cell office:value-type="float" office:value="28088.63" table:style-name="ce14">
            <text:p>28.089<text:s/></text:p>
          </table:table-cell>
          <table:table-cell office:value-type="float" office:value="2377391744.8499994" table:style-name="ce15">
            <text:p>2.377.391.7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788822.6999999993" table:style-name="ce14">
            <text:p>7.788.823<text:s/></text:p>
          </table:table-cell>
          <table:table-cell office:value-type="float" office:value="36600276.539999999" table:style-name="ce14">
            <text:p>36.600.277<text:s/></text:p>
          </table:table-cell>
          <table:table-cell office:value-type="float" office:value="271024696.73000002" table:style-name="ce14">
            <text:p>271.024.697<text:s/></text:p>
          </table:table-cell>
          <table:table-cell office:value-type="float" office:value="5425970.1899999995" table:style-name="ce14">
            <text:p>5.425.970<text:s/></text:p>
          </table:table-cell>
          <table:table-cell office:value-type="float" office:value="371281800.75" table:style-name="ce14">
            <text:p>371.281.801<text:s/></text:p>
          </table:table-cell>
          <table:table-cell office:value-type="float" office:value="219957760.88" table:style-name="ce14">
            <text:p>219.957.761<text:s/></text:p>
          </table:table-cell>
          <table:table-cell office:value-type="float" office:value="416331712.69" table:style-name="ce14">
            <text:p>416.331.713<text:s/></text:p>
          </table:table-cell>
          <table:table-cell office:value-type="float" office:value="236723971.75" table:style-name="ce14">
            <text:p>236.723.972<text:s/></text:p>
          </table:table-cell>
          <table:table-cell office:value-type="float" office:value="212309219.74000001" table:style-name="ce14">
            <text:p>212.309.220<text:s/></text:p>
          </table:table-cell>
          <table:table-cell office:value-type="float" office:value="147004789.27000001" table:style-name="ce14">
            <text:p>147.004.789<text:s/></text:p>
          </table:table-cell>
          <table:table-cell office:value-type="float" office:value="782745557.38999999" table:style-name="ce14">
            <text:p>782.745.557<text:s/></text:p>
          </table:table-cell>
          <table:table-cell office:value-type="float" office:value="68281815.179999992" table:style-name="ce14">
            <text:p>68.281.815<text:s/></text:p>
          </table:table-cell>
          <table:table-cell office:value-type="float" office:value="105284105.26000001" table:style-name="ce14">
            <text:p>105.284.105<text:s/></text:p>
          </table:table-cell>
          <table:table-cell office:value-type="float" office:value="103265855.14000002" table:style-name="ce14">
            <text:p>103.265.855<text:s/></text:p>
          </table:table-cell>
          <table:table-cell office:value-type="float" office:value="58983292.600000001" table:style-name="ce14">
            <text:p>58.983.293<text:s/></text:p>
          </table:table-cell>
          <table:table-cell office:value-type="float" office:value="345818657.32999998" table:style-name="ce14">
            <text:p>345.818.657<text:s/></text:p>
          </table:table-cell>
          <table:table-cell office:value-type="float" office:value="41413529.230000004" table:style-name="ce14">
            <text:p>41.413.529<text:s/></text:p>
          </table:table-cell>
          <table:table-cell office:value-type="float" office:value="830999884.79999995" table:style-name="ce14">
            <text:p>830.999.885<text:s/></text:p>
          </table:table-cell>
          <table:table-cell office:value-type="float" office:value="2959658349.9900002" table:style-name="ce14">
            <text:p>2.959.658.350<text:s/></text:p>
          </table:table-cell>
          <table:table-cell office:value-type="float" office:value="53056148.490000002" table:style-name="ce14">
            <text:p>53.056.148<text:s/></text:p>
          </table:table-cell>
          <table:table-cell office:value-type="float" office:value="33855552.039999999" table:style-name="ce14">
            <text:p>33.855.552<text:s/></text:p>
          </table:table-cell>
          <table:table-cell office:value-type="float" office:value="6813005.9100000001" table:style-name="ce14">
            <text:p>6.813.006<text:s/></text:p>
          </table:table-cell>
          <table:table-cell office:value-type="float" office:value="791076694.98999989" table:style-name="ce14">
            <text:p>791.076.695<text:s/></text:p>
          </table:table-cell>
          <table:table-cell office:value-type="float" office:value="710769778.34000003" table:style-name="ce14">
            <text:p>710.769.778<text:s/></text:p>
          </table:table-cell>
          <table:table-cell office:value-type="float" office:value="39757442.329999998" table:style-name="ce14">
            <text:p>39.757.442<text:s/></text:p>
          </table:table-cell>
          <table:table-cell office:value-type="float" office:value="6091864976.6399994" table:style-name="ce14">
            <text:p>6.091.864.977<text:s/></text:p>
          </table:table-cell>
          <table:table-cell office:value-type="float" office:value="25362839.639999997" table:style-name="ce14">
            <text:p>25.362.840<text:s/></text:p>
          </table:table-cell>
          <table:table-cell office:value-type="float" office:value="14973456506.539997" table:style-name="ce15">
            <text:p>14.973.456.5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2954066.33" table:style-name="ce14">
            <text:p>2.954.066<text:s/></text:p>
          </table:table-cell>
          <table:table-cell office:value-type="float" office:value="16305726.9" table:style-name="ce14">
            <text:p>16.305.727<text:s/></text:p>
          </table:table-cell>
          <table:table-cell office:value-type="float" office:value="71006520.640000001" table:style-name="ce14">
            <text:p>71.006.521<text:s/></text:p>
          </table:table-cell>
          <table:table-cell office:value-type="float" office:value="2774031.23" table:style-name="ce14">
            <text:p>2.774.031<text:s/></text:p>
          </table:table-cell>
          <table:table-cell office:value-type="float" office:value="110296777.54000001" table:style-name="ce14">
            <text:p>110.296.778<text:s/></text:p>
          </table:table-cell>
          <table:table-cell office:value-type="float" office:value="69522664.120000005" table:style-name="ce14">
            <text:p>69.522.664<text:s/></text:p>
          </table:table-cell>
          <table:table-cell office:value-type="float" office:value="373941291.81" table:style-name="ce14">
            <text:p>373.941.292<text:s/></text:p>
          </table:table-cell>
          <table:table-cell office:value-type="float" office:value="70797319.680000007" table:style-name="ce14">
            <text:p>70.797.320<text:s/></text:p>
          </table:table-cell>
          <table:table-cell office:value-type="float" office:value="75262179.400000006" table:style-name="ce14">
            <text:p>75.262.179<text:s/></text:p>
          </table:table-cell>
          <table:table-cell office:value-type="float" office:value="43728049.560000002" table:style-name="ce14">
            <text:p>43.728.050<text:s/></text:p>
          </table:table-cell>
          <table:table-cell office:value-type="float" office:value="252538555.59999999" table:style-name="ce14">
            <text:p>252.538.556<text:s/></text:p>
          </table:table-cell>
          <table:table-cell office:value-type="float" office:value="25293550.390000001" table:style-name="ce14">
            <text:p>25.293.550<text:s/></text:p>
          </table:table-cell>
          <table:table-cell office:value-type="float" office:value="40050333.219999999" table:style-name="ce14">
            <text:p>40.050.333<text:s/></text:p>
          </table:table-cell>
          <table:table-cell office:value-type="float" office:value="42435935.149999999" table:style-name="ce14">
            <text:p>42.435.935<text:s/></text:p>
          </table:table-cell>
          <table:table-cell office:value-type="float" office:value="21320500.98" table:style-name="ce14">
            <text:p>21.320.501<text:s/></text:p>
          </table:table-cell>
          <table:table-cell office:value-type="float" office:value="100300793.93000001" table:style-name="ce14">
            <text:p>100.300.794<text:s/></text:p>
          </table:table-cell>
          <table:table-cell office:value-type="float" office:value="16285447.859999999" table:style-name="ce14">
            <text:p>16.285.448<text:s/></text:p>
          </table:table-cell>
          <table:table-cell office:value-type="float" office:value="234731197.83000001" table:style-name="ce14">
            <text:p>234.731.198<text:s/></text:p>
          </table:table-cell>
          <table:table-cell office:value-type="float" office:value="718541434.42999995" table:style-name="ce14">
            <text:p>718.541.434<text:s/></text:p>
          </table:table-cell>
          <table:table-cell office:value-type="float" office:value="22633004.149999999" table:style-name="ce14">
            <text:p>22.633.004<text:s/></text:p>
          </table:table-cell>
          <table:table-cell office:value-type="float" office:value="14773162.560000001" table:style-name="ce14">
            <text:p>14.773.163<text:s/></text:p>
          </table:table-cell>
          <table:table-cell office:value-type="float" office:value="4069923.07" table:style-name="ce14">
            <text:p>4.069.923<text:s/></text:p>
          </table:table-cell>
          <table:table-cell office:value-type="float" office:value="245299430.03999999" table:style-name="ce14">
            <text:p>245.299.430<text:s/></text:p>
          </table:table-cell>
          <table:table-cell office:value-type="float" office:value="183054582.44999999" table:style-name="ce14">
            <text:p>183.054.582<text:s/></text:p>
          </table:table-cell>
          <table:table-cell office:value-type="float" office:value="14444661.029999999" table:style-name="ce14">
            <text:p>14.444.661<text:s/></text:p>
          </table:table-cell>
          <table:table-cell office:value-type="float" office:value="1757162481.79" table:style-name="ce14">
            <text:p>1.757.162.482<text:s/></text:p>
          </table:table-cell>
          <table:table-cell office:value-type="float" office:value="12224022.6" table:style-name="ce14">
            <text:p>12.224.023<text:s/></text:p>
          </table:table-cell>
          <table:table-cell office:value-type="float" office:value="4541747644.2900009" table:style-name="ce15">
            <text:p>4.541.747.6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12.91" table:style-name="ce14">
            <text:p>513<text:s/></text:p>
          </table:table-cell>
          <table:table-cell office:value-type="float" office:value="11768.18" table:style-name="ce14">
            <text:p>11.768<text:s/></text:p>
          </table:table-cell>
          <table:table-cell office:value-type="float" office:value="24916.06" table:style-name="ce14">
            <text:p>24.916<text:s/></text:p>
          </table:table-cell>
          <table:table-cell office:value-type="float" office:value="4077.79" table:style-name="ce14">
            <text:p>4.078<text:s/></text:p>
          </table:table-cell>
          <table:table-cell office:value-type="float" office:value="178789.44" table:style-name="ce14">
            <text:p>178.789<text:s/></text:p>
          </table:table-cell>
          <table:table-cell office:value-type="float" office:value="2779202.7" table:style-name="ce14">
            <text:p>2.779.203<text:s/></text:p>
          </table:table-cell>
          <table:table-cell office:value-type="float" office:value="94555854.620000005" table:style-name="ce14">
            <text:p>94.555.855<text:s/></text:p>
          </table:table-cell>
          <table:table-cell office:value-type="float" office:value="988465.43" table:style-name="ce14">
            <text:p>988.465<text:s/></text:p>
          </table:table-cell>
          <table:table-cell office:value-type="float" office:value="73132.399999999994" table:style-name="ce14">
            <text:p>73.132<text:s/></text:p>
          </table:table-cell>
          <table:table-cell office:value-type="float" office:value="3834.59" table:style-name="ce14">
            <text:p>3.835<text:s/></text:p>
          </table:table-cell>
          <table:table-cell office:value-type="float" office:value="3896712.35" table:style-name="ce14">
            <text:p>3.896.712<text:s/></text:p>
          </table:table-cell>
          <table:table-cell office:value-type="float" office:value="2013.99" table:style-name="ce14">
            <text:p>2.014<text:s/></text:p>
          </table:table-cell>
          <table:table-cell office:value-type="float" office:value="24961.69" table:style-name="ce14">
            <text:p>24.962<text:s/></text:p>
          </table:table-cell>
          <table:table-cell office:value-type="float" office:value="1909597.31" table:style-name="ce14">
            <text:p>1.909.597<text:s/></text:p>
          </table:table-cell>
          <table:table-cell office:value-type="float" office:value="6380.59" table:style-name="ce14">
            <text:p>6.381<text:s/></text:p>
          </table:table-cell>
          <table:table-cell office:value-type="float" office:value="1397263.37" table:style-name="ce14">
            <text:p>1.397.263<text:s/></text:p>
          </table:table-cell>
          <table:table-cell office:value-type="float" office:value="7479.86" table:style-name="ce14">
            <text:p>7.480<text:s/></text:p>
          </table:table-cell>
          <table:table-cell office:value-type="float" office:value="7822993.8200000003" table:style-name="ce14">
            <text:p>7.822.994<text:s/></text:p>
          </table:table-cell>
          <table:table-cell office:value-type="float" office:value="38861608.969999999" table:style-name="ce14">
            <text:p>38.861.609<text:s/></text:p>
          </table:table-cell>
          <table:table-cell office:value-type="float" office:value="13107.84" table:style-name="ce14">
            <text:p>13.108<text:s/></text:p>
          </table:table-cell>
          <table:table-cell office:value-type="float" office:value="7712.73" table:style-name="ce14">
            <text:p>7.713<text:s/></text:p>
          </table:table-cell>
          <table:table-cell office:value-type="float" office:value="3064.42" table:style-name="ce14">
            <text:p>3.064<text:s/></text:p>
          </table:table-cell>
          <table:table-cell office:value-type="float" office:value="5722909.9500000002" table:style-name="ce14">
            <text:p>5.722.910<text:s/></text:p>
          </table:table-cell>
          <table:table-cell office:value-type="float" office:value="227115" table:style-name="ce14">
            <text:p>227.115<text:s/></text:p>
          </table:table-cell>
          <table:table-cell office:value-type="float" office:value="71010.81" table:style-name="ce14">
            <text:p>71.011<text:s/></text:p>
          </table:table-cell>
          <table:table-cell office:value-type="float" office:value="230727830.27000001" table:style-name="ce14">
            <text:p>230.727.830<text:s/></text:p>
          </table:table-cell>
          <table:table-cell office:value-type="float" office:value="4691.0200000000004" table:style-name="ce14">
            <text:p>4.691<text:s/></text:p>
          </table:table-cell>
          <table:table-cell office:value-type="float" office:value="389327008.11000001" table:style-name="ce15">
            <text:p>389.327.0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2953553.42" table:style-name="ce14">
            <text:p>2.953.553<text:s/></text:p>
          </table:table-cell>
          <table:table-cell office:value-type="float" office:value="16293958.720000003" table:style-name="ce14">
            <text:p>16.293.959<text:s/></text:p>
          </table:table-cell>
          <table:table-cell office:value-type="float" office:value="70981604.579999998" table:style-name="ce14">
            <text:p>70.981.605<text:s/></text:p>
          </table:table-cell>
          <table:table-cell office:value-type="float" office:value="2769953.44" table:style-name="ce14">
            <text:p>2.769.953<text:s/></text:p>
          </table:table-cell>
          <table:table-cell office:value-type="float" office:value="110117988.10000001" table:style-name="ce14">
            <text:p>110.117.988<text:s/></text:p>
          </table:table-cell>
          <table:table-cell office:value-type="float" office:value="66743461.419999987" table:style-name="ce14">
            <text:p>66.743.461<text:s/></text:p>
          </table:table-cell>
          <table:table-cell office:value-type="float" office:value="279385437.19" table:style-name="ce14">
            <text:p>279.385.437<text:s/></text:p>
          </table:table-cell>
          <table:table-cell office:value-type="float" office:value="69808854.25" table:style-name="ce14">
            <text:p>69.808.854<text:s/></text:p>
          </table:table-cell>
          <table:table-cell office:value-type="float" office:value="75189047" table:style-name="ce14">
            <text:p>75.189.047<text:s/></text:p>
          </table:table-cell>
          <table:table-cell office:value-type="float" office:value="43724214.969999999" table:style-name="ce14">
            <text:p>43.724.215<text:s/></text:p>
          </table:table-cell>
          <table:table-cell office:value-type="float" office:value="248641843.24999997" table:style-name="ce14">
            <text:p>248.641.843<text:s/></text:p>
          </table:table-cell>
          <table:table-cell office:value-type="float" office:value="25291536.400000002" table:style-name="ce14">
            <text:p>25.291.536<text:s/></text:p>
          </table:table-cell>
          <table:table-cell office:value-type="float" office:value="40025371.530000001" table:style-name="ce14">
            <text:p>40.025.372<text:s/></text:p>
          </table:table-cell>
          <table:table-cell office:value-type="float" office:value="40526337.839999996" table:style-name="ce14">
            <text:p>40.526.338<text:s/></text:p>
          </table:table-cell>
          <table:table-cell office:value-type="float" office:value="21314120.389999997" table:style-name="ce14">
            <text:p>21.314.120<text:s/></text:p>
          </table:table-cell>
          <table:table-cell office:value-type="float" office:value="98903530.560000002" table:style-name="ce14">
            <text:p>98.903.531<text:s/></text:p>
          </table:table-cell>
          <table:table-cell office:value-type="float" office:value="16277968" table:style-name="ce14">
            <text:p>16.277.968<text:s/></text:p>
          </table:table-cell>
          <table:table-cell office:value-type="float" office:value="226908204.01000002" table:style-name="ce14">
            <text:p>226.908.204<text:s/></text:p>
          </table:table-cell>
          <table:table-cell office:value-type="float" office:value="679679825.46000004" table:style-name="ce14">
            <text:p>679.679.825<text:s/></text:p>
          </table:table-cell>
          <table:table-cell office:value-type="float" office:value="22619896.309999999" table:style-name="ce14">
            <text:p>22.619.896<text:s/></text:p>
          </table:table-cell>
          <table:table-cell office:value-type="float" office:value="14765449.83" table:style-name="ce14">
            <text:p>14.765.450<text:s/></text:p>
          </table:table-cell>
          <table:table-cell office:value-type="float" office:value="4066858.6500000004" table:style-name="ce14">
            <text:p>4.066.859<text:s/></text:p>
          </table:table-cell>
          <table:table-cell office:value-type="float" office:value="239576520.09" table:style-name="ce14">
            <text:p>239.576.520<text:s/></text:p>
          </table:table-cell>
          <table:table-cell office:value-type="float" office:value="182827467.44999999" table:style-name="ce14">
            <text:p>182.827.467<text:s/></text:p>
          </table:table-cell>
          <table:table-cell office:value-type="float" office:value="14373650.219999999" table:style-name="ce14">
            <text:p>14.373.650<text:s/></text:p>
          </table:table-cell>
          <table:table-cell office:value-type="float" office:value="1526434651.52" table:style-name="ce14">
            <text:p>1.526.434.652<text:s/></text:p>
          </table:table-cell>
          <table:table-cell office:value-type="float" office:value="12219331.580000002" table:style-name="ce14">
            <text:p>12.219.332<text:s/></text:p>
          </table:table-cell>
          <table:table-cell office:value-type="float" office:value="4152420636.1799998" table:style-name="ce15">
            <text:p>4.152.420.6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425167.71" table:style-name="ce14">
            <text:p>6.425.168<text:s/></text:p>
          </table:table-cell>
          <table:table-cell office:value-type="float" office:value="18953496.82" table:style-name="ce14">
            <text:p>18.953.497<text:s/></text:p>
          </table:table-cell>
          <table:table-cell office:value-type="float" office:value="124557916.73999999" table:style-name="ce14">
            <text:p>124.557.917<text:s/></text:p>
          </table:table-cell>
          <table:table-cell office:value-type="float" office:value="3844018.65" table:style-name="ce14">
            <text:p>3.844.019<text:s/></text:p>
          </table:table-cell>
          <table:table-cell office:value-type="float" office:value="147871021.94" table:style-name="ce14">
            <text:p>147.871.022<text:s/></text:p>
          </table:table-cell>
          <table:table-cell office:value-type="float" office:value="125922195.75" table:style-name="ce14">
            <text:p>125.922.196<text:s/></text:p>
          </table:table-cell>
          <table:table-cell office:value-type="float" office:value="809631663.85000002" table:style-name="ce14">
            <text:p>809.631.664<text:s/></text:p>
          </table:table-cell>
          <table:table-cell office:value-type="float" office:value="99642528.510000005" table:style-name="ce14">
            <text:p>99.642.529<text:s/></text:p>
          </table:table-cell>
          <table:table-cell office:value-type="float" office:value="102677202.03" table:style-name="ce14">
            <text:p>102.677.202<text:s/></text:p>
          </table:table-cell>
          <table:table-cell office:value-type="float" office:value="38906094.32" table:style-name="ce14">
            <text:p>38.906.094<text:s/></text:p>
          </table:table-cell>
          <table:table-cell office:value-type="float" office:value="449130859.87" table:style-name="ce14">
            <text:p>449.130.860<text:s/></text:p>
          </table:table-cell>
          <table:table-cell office:value-type="float" office:value="42475200.960000001" table:style-name="ce14">
            <text:p>42.475.201<text:s/></text:p>
          </table:table-cell>
          <table:table-cell office:value-type="float" office:value="64249728.939999998" table:style-name="ce14">
            <text:p>64.249.729<text:s/></text:p>
          </table:table-cell>
          <table:table-cell office:value-type="float" office:value="70852279.629999995" table:style-name="ce14">
            <text:p>70.852.280<text:s/></text:p>
          </table:table-cell>
          <table:table-cell office:value-type="float" office:value="29660486.32" table:style-name="ce14">
            <text:p>29.660.486<text:s/></text:p>
          </table:table-cell>
          <table:table-cell office:value-type="float" office:value="128052848.65000001" table:style-name="ce14">
            <text:p>128.052.849<text:s/></text:p>
          </table:table-cell>
          <table:table-cell office:value-type="float" office:value="28877262.940000001" table:style-name="ce14">
            <text:p>28.877.263<text:s/></text:p>
          </table:table-cell>
          <table:table-cell office:value-type="float" office:value="471598616.83999997" table:style-name="ce14">
            <text:p>471.598.617<text:s/></text:p>
          </table:table-cell>
          <table:table-cell office:value-type="float" office:value="852092352.74000001" table:style-name="ce14">
            <text:p>852.092.353<text:s/></text:p>
          </table:table-cell>
          <table:table-cell office:value-type="float" office:value="37316099.68" table:style-name="ce14">
            <text:p>37.316.100<text:s/></text:p>
          </table:table-cell>
          <table:table-cell office:value-type="float" office:value="21202434.780000001" table:style-name="ce14">
            <text:p>21.202.435<text:s/></text:p>
          </table:table-cell>
          <table:table-cell office:value-type="float" office:value="5753126.1399999997" table:style-name="ce14">
            <text:p>5.753.126<text:s/></text:p>
          </table:table-cell>
          <table:table-cell office:value-type="float" office:value="411497669.44" table:style-name="ce14">
            <text:p>411.497.669<text:s/></text:p>
          </table:table-cell>
          <table:table-cell office:value-type="float" office:value="266306672.87" table:style-name="ce14">
            <text:p>266.306.673<text:s/></text:p>
          </table:table-cell>
          <table:table-cell office:value-type="float" office:value="20874149.510000002" table:style-name="ce14">
            <text:p>20.874.150<text:s/></text:p>
          </table:table-cell>
          <table:table-cell office:value-type="float" office:value="3516301704.8099999" table:style-name="ce14">
            <text:p>3.516.301.705<text:s/></text:p>
          </table:table-cell>
          <table:table-cell office:value-type="float" office:value="20521256.739999998" table:style-name="ce14">
            <text:p>20.521.257<text:s/></text:p>
          </table:table-cell>
          <table:table-cell office:value-type="float" office:value="7915194057.1800003" table:style-name="ce15">
            <text:p>7.915.194.0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3466.56" table:style-name="ce14">
            <text:p>13.467<text:s/></text:p>
          </table:table-cell>
          <table:table-cell office:value-type="float" office:value="24080.33" table:style-name="ce14">
            <text:p>24.080<text:s/></text:p>
          </table:table-cell>
          <table:table-cell office:value-type="float" office:value="195740.34" table:style-name="ce14">
            <text:p>195.7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28396.88" table:style-name="ce14">
            <text:p>628.397<text:s/></text:p>
          </table:table-cell>
          <table:table-cell office:value-type="float" office:value="11921086.609999999" table:style-name="ce14">
            <text:p>11.921.087<text:s/></text:p>
          </table:table-cell>
          <table:table-cell office:value-type="float" office:value="602086046.53999996" table:style-name="ce14">
            <text:p>602.086.047<text:s/></text:p>
          </table:table-cell>
          <table:table-cell office:value-type="float" office:value="1035914.06" table:style-name="ce14">
            <text:p>1.035.914<text:s/></text:p>
          </table:table-cell>
          <table:table-cell office:value-type="float" office:value="319799.67" table:style-name="ce14">
            <text:p>319.800<text:s/></text:p>
          </table:table-cell>
          <table:table-cell office:value-type="float" office:value="8333.2800000000007" table:style-name="ce14">
            <text:p>8.333<text:s/></text:p>
          </table:table-cell>
          <table:table-cell office:value-type="float" office:value="16815102.93" table:style-name="ce14">
            <text:p>16.815.103<text:s/></text:p>
          </table:table-cell>
          <table:table-cell office:value-type="float" office:value="64253.279999999999" table:style-name="ce14">
            <text:p>64.253<text:s/></text:p>
          </table:table-cell>
          <table:table-cell office:value-type="float" office:value="223910.52" table:style-name="ce14">
            <text:p>223.911<text:s/></text:p>
          </table:table-cell>
          <table:table-cell office:value-type="float" office:value="15003389.91" table:style-name="ce14">
            <text:p>15.003.390<text:s/></text:p>
          </table:table-cell>
          <table:table-cell office:value-type="float" office:value="25970.560000000001" table:style-name="ce14">
            <text:p>25.971<text:s/></text:p>
          </table:table-cell>
          <table:table-cell office:value-type="float" office:value="5087306.5599999996" table:style-name="ce14">
            <text:p>5.087.307<text:s/></text:p>
          </table:table-cell>
          <table:table-cell office:value-type="float" office:value="370.31" table:style-name="ce14">
            <text:p>370<text:s/></text:p>
          </table:table-cell>
          <table:table-cell office:value-type="float" office:value="20490715.859999999" table:style-name="ce14">
            <text:p>20.490.716<text:s/></text:p>
          </table:table-cell>
          <table:table-cell office:value-type="float" office:value="164896357.56" table:style-name="ce14">
            <text:p>164.896.358<text:s/></text:p>
          </table:table-cell>
          <table:table-cell office:value-type="float" office:value="100161.60000000001" table:style-name="ce14">
            <text:p>100.162<text:s/></text:p>
          </table:table-cell>
          <table:table-cell office:value-type="float" office:value="189607.94" table:style-name="ce14">
            <text:p>189.608<text:s/></text:p>
          </table:table-cell>
          <table:table-cell office:value-type="float" office:value="30144.34" table:style-name="ce14">
            <text:p>30.144<text:s/></text:p>
          </table:table-cell>
          <table:table-cell office:value-type="float" office:value="23879641.870000001" table:style-name="ce14">
            <text:p>23.879.642<text:s/></text:p>
          </table:table-cell>
          <table:table-cell office:value-type="float" office:value="1233212.23" table:style-name="ce14">
            <text:p>1.233.212<text:s/></text:p>
          </table:table-cell>
          <table:table-cell office:value-type="float" office:value="2537360.7599999998" table:style-name="ce14">
            <text:p>2.537.361<text:s/></text:p>
          </table:table-cell>
          <table:table-cell office:value-type="float" office:value="826301091.77999997" table:style-name="ce14">
            <text:p>826.301.092<text:s/></text:p>
          </table:table-cell>
          <table:table-cell office:value-type="float" office:value="4845.13" table:style-name="ce14">
            <text:p>4.845<text:s/></text:p>
          </table:table-cell>
          <table:table-cell office:value-type="float" office:value="1693116307.4099998" table:style-name="ce15">
            <text:p>1.693.116.3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411701.1499999994" table:style-name="ce14">
            <text:p>6.411.701<text:s/></text:p>
          </table:table-cell>
          <table:table-cell office:value-type="float" office:value="18929416.490000002" table:style-name="ce14">
            <text:p>18.929.416<text:s/></text:p>
          </table:table-cell>
          <table:table-cell office:value-type="float" office:value="124362176.40000001" table:style-name="ce14">
            <text:p>124.362.176<text:s/></text:p>
          </table:table-cell>
          <table:table-cell office:value-type="float" office:value="3844018.6500000004" table:style-name="ce14">
            <text:p>3.844.019<text:s/></text:p>
          </table:table-cell>
          <table:table-cell office:value-type="float" office:value="147242625.06" table:style-name="ce14">
            <text:p>147.242.625<text:s/></text:p>
          </table:table-cell>
          <table:table-cell office:value-type="float" office:value="114001109.14" table:style-name="ce14">
            <text:p>114.001.109<text:s/></text:p>
          </table:table-cell>
          <table:table-cell office:value-type="float" office:value="207545617.31" table:style-name="ce14">
            <text:p>207.545.617<text:s/></text:p>
          </table:table-cell>
          <table:table-cell office:value-type="float" office:value="98606614.450000003" table:style-name="ce14">
            <text:p>98.606.614<text:s/></text:p>
          </table:table-cell>
          <table:table-cell office:value-type="float" office:value="102357402.36" table:style-name="ce14">
            <text:p>102.357.402<text:s/></text:p>
          </table:table-cell>
          <table:table-cell office:value-type="float" office:value="38897761.039999999" table:style-name="ce14">
            <text:p>38.897.761<text:s/></text:p>
          </table:table-cell>
          <table:table-cell office:value-type="float" office:value="432315756.93999994" table:style-name="ce14">
            <text:p>432.315.757<text:s/></text:p>
          </table:table-cell>
          <table:table-cell office:value-type="float" office:value="42410947.68" table:style-name="ce14">
            <text:p>42.410.948<text:s/></text:p>
          </table:table-cell>
          <table:table-cell office:value-type="float" office:value="64025818.420000002" table:style-name="ce14">
            <text:p>64.025.818<text:s/></text:p>
          </table:table-cell>
          <table:table-cell office:value-type="float" office:value="55848889.720000006" table:style-name="ce14">
            <text:p>55.848.890<text:s/></text:p>
          </table:table-cell>
          <table:table-cell office:value-type="float" office:value="29634515.759999998" table:style-name="ce14">
            <text:p>29.634.516<text:s/></text:p>
          </table:table-cell>
          <table:table-cell office:value-type="float" office:value="122965542.09" table:style-name="ce14">
            <text:p>122.965.542<text:s/></text:p>
          </table:table-cell>
          <table:table-cell office:value-type="float" office:value="28876892.630000003" table:style-name="ce14">
            <text:p>28.876.893<text:s/></text:p>
          </table:table-cell>
          <table:table-cell office:value-type="float" office:value="451107900.98000002" table:style-name="ce14">
            <text:p>451.107.901<text:s/></text:p>
          </table:table-cell>
          <table:table-cell office:value-type="float" office:value="687195995.17999995" table:style-name="ce14">
            <text:p>687.195.995<text:s/></text:p>
          </table:table-cell>
          <table:table-cell office:value-type="float" office:value="37215938.080000006" table:style-name="ce14">
            <text:p>37.215.938<text:s/></text:p>
          </table:table-cell>
          <table:table-cell office:value-type="float" office:value="21012826.839999996" table:style-name="ce14">
            <text:p>21.012.827<text:s/></text:p>
          </table:table-cell>
          <table:table-cell office:value-type="float" office:value="5722981.7999999998" table:style-name="ce14">
            <text:p>5.722.982<text:s/></text:p>
          </table:table-cell>
          <table:table-cell office:value-type="float" office:value="387618027.56999999" table:style-name="ce14">
            <text:p>387.618.028<text:s/></text:p>
          </table:table-cell>
          <table:table-cell office:value-type="float" office:value="265073460.63999999" table:style-name="ce14">
            <text:p>265.073.461<text:s/></text:p>
          </table:table-cell>
          <table:table-cell office:value-type="float" office:value="18336788.75" table:style-name="ce14">
            <text:p>18.336.789<text:s/></text:p>
          </table:table-cell>
          <table:table-cell office:value-type="float" office:value="2690000613.0300002" table:style-name="ce14">
            <text:p>2.690.000.613<text:s/></text:p>
          </table:table-cell>
          <table:table-cell office:value-type="float" office:value="20516411.610000003" table:style-name="ce14">
            <text:p>20.516.412<text:s/></text:p>
          </table:table-cell>
          <table:table-cell office:value-type="float" office:value="6222077749.7700005" table:style-name="ce15">
            <text:p>6.222.077.7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4418556.8099999996" table:style-name="ce14">
            <text:p>4.418.557<text:s/></text:p>
          </table:table-cell>
          <table:table-cell office:value-type="float" office:value="1652407.9" table:style-name="ce14">
            <text:p>1.652.408<text:s/></text:p>
          </table:table-cell>
          <table:table-cell office:value-type="float" office:value="1574.54" table:style-name="ce14">
            <text:p>1.575<text:s/></text:p>
          </table:table-cell>
          <table:table-cell office:value-type="float" office:value="3403089.22" table:style-name="ce14">
            <text:p>3.403.089<text:s/></text:p>
          </table:table-cell>
          <table:table-cell office:value-type="float" office:value="36" table:style-name="ce14">
            <text:p>3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50463.72" table:style-name="ce14">
            <text:p>950.46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461384.300000001" table:style-name="ce14">
            <text:p>19.461.384<text:s/></text:p>
          </table:table-cell>
          <table:table-cell office:value-type="float" office:value="238.75" table:style-name="ce14">
            <text:p>239<text:s/></text:p>
          </table:table-cell>
          <table:table-cell office:value-type="float" office:value="27500" table:style-name="ce14">
            <text:p>27.500<text:s/></text:p>
          </table:table-cell>
          <table:table-cell office:value-type="float" office:value="80510.080000000002" table:style-name="ce14">
            <text:p>80.51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5000" table:style-name="ce14">
            <text:p>395.000<text:s/></text:p>
          </table:table-cell>
          <table:table-cell office:value-type="float" office:value="15354691.779999999" table:style-name="ce14">
            <text:p>15.354.69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571125.84" table:style-name="ce14">
            <text:p>13.571.126<text:s/></text:p>
          </table:table-cell>
          <table:table-cell office:value-type="float" office:value="374422883.16000003" table:style-name="ce14">
            <text:p>374.422.88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449964.9699999997" table:style-name="ce14">
            <text:p>6.449.965<text:s/></text:p>
          </table:table-cell>
          <table:table-cell office:value-type="float" office:value="504.57" table:style-name="ce14">
            <text:p>505<text:s/></text:p>
          </table:table-cell>
          <table:table-cell office:value-type="float" office:value="4935.3" table:style-name="ce14">
            <text:p>4.935<text:s/></text:p>
          </table:table-cell>
          <table:table-cell office:value-type="float" office:value="16457334.76" table:style-name="ce14">
            <text:p>16.457.335<text:s/></text:p>
          </table:table-cell>
          <table:table-cell office:value-type="float" office:value="99.44" table:style-name="ce14">
            <text:p>99<text:s/></text:p>
          </table:table-cell>
          <table:table-cell office:value-type="float" office:value="456652301.14000005" table:style-name="ce15">
            <text:p>456.652.3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731415.7000000002" table:style-name="ce14">
            <text:p>5.731.416<text:s/></text:p>
          </table:table-cell>
          <table:table-cell office:value-type="float" office:value="17703619.309999999" table:style-name="ce14">
            <text:p>17.703.619<text:s/></text:p>
          </table:table-cell>
          <table:table-cell office:value-type="float" office:value="17833349.5" table:style-name="ce14">
            <text:p>17.833.350<text:s/></text:p>
          </table:table-cell>
          <table:table-cell office:value-type="float" office:value="14884880.609999999" table:style-name="ce14">
            <text:p>14.884.881<text:s/></text:p>
          </table:table-cell>
          <table:table-cell office:value-type="float" office:value="46480788.649999999" table:style-name="ce14">
            <text:p>46.480.789<text:s/></text:p>
          </table:table-cell>
          <table:table-cell office:value-type="float" office:value="37231596.32" table:style-name="ce14">
            <text:p>37.231.596<text:s/></text:p>
          </table:table-cell>
          <table:table-cell office:value-type="float" office:value="1130072056.8900001" table:style-name="ce14">
            <text:p>1.130.072.057<text:s/></text:p>
          </table:table-cell>
          <table:table-cell office:value-type="float" office:value="23934452.68" table:style-name="ce14">
            <text:p>23.934.453<text:s/></text:p>
          </table:table-cell>
          <table:table-cell office:value-type="float" office:value="31108509.41" table:style-name="ce14">
            <text:p>31.108.509<text:s/></text:p>
          </table:table-cell>
          <table:table-cell office:value-type="float" office:value="21926404.899999999" table:style-name="ce14">
            <text:p>21.926.405<text:s/></text:p>
          </table:table-cell>
          <table:table-cell office:value-type="float" office:value="125762179.41" table:style-name="ce14">
            <text:p>125.762.179<text:s/></text:p>
          </table:table-cell>
          <table:table-cell office:value-type="float" office:value="17589937.98" table:style-name="ce14">
            <text:p>17.589.938<text:s/></text:p>
          </table:table-cell>
          <table:table-cell office:value-type="float" office:value="19642024.109999999" table:style-name="ce14">
            <text:p>19.642.024<text:s/></text:p>
          </table:table-cell>
          <table:table-cell office:value-type="float" office:value="31946296.399999999" table:style-name="ce14">
            <text:p>31.946.296<text:s/></text:p>
          </table:table-cell>
          <table:table-cell office:value-type="float" office:value="39176944.060000002" table:style-name="ce14">
            <text:p>39.176.944<text:s/></text:p>
          </table:table-cell>
          <table:table-cell office:value-type="float" office:value="52409458.729999997" table:style-name="ce14">
            <text:p>52.409.459<text:s/></text:p>
          </table:table-cell>
          <table:table-cell office:value-type="float" office:value="16094327.99" table:style-name="ce14">
            <text:p>16.094.328<text:s/></text:p>
          </table:table-cell>
          <table:table-cell office:value-type="float" office:value="55863266.68" table:style-name="ce14">
            <text:p>55.863.267<text:s/></text:p>
          </table:table-cell>
          <table:table-cell office:value-type="float" office:value="243736022.43000001" table:style-name="ce14">
            <text:p>243.736.022<text:s/></text:p>
          </table:table-cell>
          <table:table-cell office:value-type="float" office:value="30182646.469999999" table:style-name="ce14">
            <text:p>30.182.646<text:s/></text:p>
          </table:table-cell>
          <table:table-cell office:value-type="float" office:value="13340032.59" table:style-name="ce14">
            <text:p>13.340.033<text:s/></text:p>
          </table:table-cell>
          <table:table-cell office:value-type="float" office:value="11928855.26" table:style-name="ce14">
            <text:p>11.928.855<text:s/></text:p>
          </table:table-cell>
          <table:table-cell office:value-type="float" office:value="91026546.069999993" table:style-name="ce14">
            <text:p>91.026.546<text:s/></text:p>
          </table:table-cell>
          <table:table-cell office:value-type="float" office:value="42647508.630000003" table:style-name="ce14">
            <text:p>42.647.509<text:s/></text:p>
          </table:table-cell>
          <table:table-cell office:value-type="float" office:value="13655669.949999999" table:style-name="ce14">
            <text:p>13.655.670<text:s/></text:p>
          </table:table-cell>
          <table:table-cell office:value-type="float" office:value="111398478.56999999" table:style-name="ce14">
            <text:p>111.398.479<text:s/></text:p>
          </table:table-cell>
          <table:table-cell office:value-type="float" office:value="7550518.5700000003" table:style-name="ce14">
            <text:p>7.550.519<text:s/></text:p>
          </table:table-cell>
          <table:table-cell office:value-type="float" office:value="2270857787.8700008" table:style-name="ce15">
            <text:p>2.270.857.7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764844.85" table:style-name="ce14">
            <text:p>1.764.845<text:s/></text:p>
          </table:table-cell>
          <table:table-cell office:value-type="float" office:value="6449517.2800000003" table:style-name="ce14">
            <text:p>6.449.517<text:s/></text:p>
          </table:table-cell>
          <table:table-cell office:value-type="float" office:value="20210085.16" table:style-name="ce14">
            <text:p>20.210.085<text:s/></text:p>
          </table:table-cell>
          <table:table-cell office:value-type="float" office:value="3385824.61" table:style-name="ce14">
            <text:p>3.385.825<text:s/></text:p>
          </table:table-cell>
          <table:table-cell office:value-type="float" office:value="26360279.579999998" table:style-name="ce14">
            <text:p>26.360.280<text:s/></text:p>
          </table:table-cell>
          <table:table-cell office:value-type="float" office:value="20559442.18" table:style-name="ce14">
            <text:p>20.559.442<text:s/></text:p>
          </table:table-cell>
          <table:table-cell office:value-type="float" office:value="533028862.62" table:style-name="ce14">
            <text:p>533.028.863<text:s/></text:p>
          </table:table-cell>
          <table:table-cell office:value-type="float" office:value="21135902.199999999" table:style-name="ce14">
            <text:p>21.135.902<text:s/></text:p>
          </table:table-cell>
          <table:table-cell office:value-type="float" office:value="16602523.640000001" table:style-name="ce14">
            <text:p>16.602.524<text:s/></text:p>
          </table:table-cell>
          <table:table-cell office:value-type="float" office:value="5615308.4399999995" table:style-name="ce14">
            <text:p>5.615.308<text:s/></text:p>
          </table:table-cell>
          <table:table-cell office:value-type="float" office:value="59075888.030000001" table:style-name="ce14">
            <text:p>59.075.888<text:s/></text:p>
          </table:table-cell>
          <table:table-cell office:value-type="float" office:value="7939801.4699999997" table:style-name="ce14">
            <text:p>7.939.801<text:s/></text:p>
          </table:table-cell>
          <table:table-cell office:value-type="float" office:value="11729417.040000001" table:style-name="ce14">
            <text:p>11.729.417<text:s/></text:p>
          </table:table-cell>
          <table:table-cell office:value-type="float" office:value="10759740.479999999" table:style-name="ce14">
            <text:p>10.759.740<text:s/></text:p>
          </table:table-cell>
          <table:table-cell office:value-type="float" office:value="5913376.04" table:style-name="ce14">
            <text:p>5.913.376<text:s/></text:p>
          </table:table-cell>
          <table:table-cell office:value-type="float" office:value="26802536.789999995" table:style-name="ce14">
            <text:p>26.802.537<text:s/></text:p>
          </table:table-cell>
          <table:table-cell office:value-type="float" office:value="6267488.3000000007" table:style-name="ce14">
            <text:p>6.267.488<text:s/></text:p>
          </table:table-cell>
          <table:table-cell office:value-type="float" office:value="65101175.380000003" table:style-name="ce14">
            <text:p>65.101.175<text:s/></text:p>
          </table:table-cell>
          <table:table-cell office:value-type="float" office:value="369077855.36000001" table:style-name="ce14">
            <text:p>369.077.855<text:s/></text:p>
          </table:table-cell>
          <table:table-cell office:value-type="float" office:value="6249105.9900000002" table:style-name="ce14">
            <text:p>6.249.106<text:s/></text:p>
          </table:table-cell>
          <table:table-cell office:value-type="float" office:value="4006593.62" table:style-name="ce14">
            <text:p>4.006.594<text:s/></text:p>
          </table:table-cell>
          <table:table-cell office:value-type="float" office:value="1218278.0699999998" table:style-name="ce14">
            <text:p>1.218.278<text:s/></text:p>
          </table:table-cell>
          <table:table-cell office:value-type="float" office:value="57191238.930000007" table:style-name="ce14">
            <text:p>57.191.239<text:s/></text:p>
          </table:table-cell>
          <table:table-cell office:value-type="float" office:value="57306304.159999989" table:style-name="ce14">
            <text:p>57.306.304<text:s/></text:p>
          </table:table-cell>
          <table:table-cell office:value-type="float" office:value="6769481.3499999996" table:style-name="ce14">
            <text:p>6.769.481<text:s/></text:p>
          </table:table-cell>
          <table:table-cell office:value-type="float" office:value="465361499.47999996" table:style-name="ce14">
            <text:p>465.361.499<text:s/></text:p>
          </table:table-cell>
          <table:table-cell office:value-type="float" office:value="2406762.5499999998" table:style-name="ce14">
            <text:p>2.406.763<text:s/></text:p>
          </table:table-cell>
          <table:table-cell office:value-type="float" office:value="1818289133.5999997" table:style-name="ce15">
            <text:p>1.818.289.134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7672066.369999997" table:style-name="ce20">
            <text:p>47.672.066<text:s/></text:p>
          </table:table-cell>
          <table:table-cell office:value-type="float" office:value="176630712.58000001" table:style-name="ce20">
            <text:p>176.630.713<text:s/></text:p>
          </table:table-cell>
          <table:table-cell office:value-type="float" office:value="860288355.55999994" table:style-name="ce20">
            <text:p>860.288.356<text:s/></text:p>
          </table:table-cell>
          <table:table-cell office:value-type="float" office:value="45731153.68" table:style-name="ce20">
            <text:p>45.731.154<text:s/></text:p>
          </table:table-cell>
          <table:table-cell office:value-type="float" office:value="1349464804.3699999" table:style-name="ce20">
            <text:p>1.349.464.804<text:s/></text:p>
          </table:table-cell>
          <table:table-cell office:value-type="float" office:value="960815429.63999999" table:style-name="ce20">
            <text:p>960.815.430<text:s/></text:p>
          </table:table-cell>
          <table:table-cell office:value-type="float" office:value="8491198739.749999" table:style-name="ce20">
            <text:p>8.491.198.740<text:s/></text:p>
          </table:table-cell>
          <table:table-cell office:value-type="float" office:value="970999513.43000007" table:style-name="ce20">
            <text:p>970.999.513<text:s/></text:p>
          </table:table-cell>
          <table:table-cell office:value-type="float" office:value="819269827.48000002" table:style-name="ce20">
            <text:p>819.269.827<text:s/></text:p>
          </table:table-cell>
          <table:table-cell office:value-type="float" office:value="388927143.25999999" table:style-name="ce20">
            <text:p>388.927.143<text:s/></text:p>
          </table:table-cell>
          <table:table-cell office:value-type="float" office:value="3625539593.79" table:style-name="ce20">
            <text:p>3.625.539.594<text:s/></text:p>
          </table:table-cell>
          <table:table-cell office:value-type="float" office:value="321812862.31" table:style-name="ce20">
            <text:p>321.812.862<text:s/></text:p>
          </table:table-cell>
          <table:table-cell office:value-type="float" office:value="452126285.10000002" table:style-name="ce20">
            <text:p>452.126.285<text:s/></text:p>
          </table:table-cell>
          <table:table-cell office:value-type="float" office:value="508658433.49000001" table:style-name="ce20">
            <text:p>508.658.433<text:s/></text:p>
          </table:table-cell>
          <table:table-cell office:value-type="float" office:value="279097701.94" table:style-name="ce20">
            <text:p>279.097.702<text:s/></text:p>
          </table:table-cell>
          <table:table-cell office:value-type="float" office:value="1248721817.5500002" table:style-name="ce20">
            <text:p>1.248.721.818<text:s/></text:p>
          </table:table-cell>
          <table:table-cell office:value-type="float" office:value="191244183.09999999" table:style-name="ce20">
            <text:p>191.244.183<text:s/></text:p>
          </table:table-cell>
          <table:table-cell office:value-type="float" office:value="3503050171.5700002" table:style-name="ce20">
            <text:p>3.503.050.172<text:s/></text:p>
          </table:table-cell>
          <table:table-cell office:value-type="float" office:value="10222092369.310001" table:style-name="ce20">
            <text:p>10.222.092.369<text:s/></text:p>
          </table:table-cell>
          <table:table-cell office:value-type="float" office:value="282478049.09999996" table:style-name="ce20">
            <text:p>282.478.049<text:s/></text:p>
          </table:table-cell>
          <table:table-cell office:value-type="float" office:value="153545335.94" table:style-name="ce20">
            <text:p>153.545.336<text:s/></text:p>
          </table:table-cell>
          <table:table-cell office:value-type="float" office:value="50059407.189999998" table:style-name="ce20">
            <text:p>50.059.407<text:s/></text:p>
          </table:table-cell>
          <table:table-cell office:value-type="float" office:value="3404974501.6599998" table:style-name="ce20">
            <text:p>3.404.974.502<text:s/></text:p>
          </table:table-cell>
          <table:table-cell office:value-type="float" office:value="2633594454.5100002" table:style-name="ce20">
            <text:p>2.633.594.455<text:s/></text:p>
          </table:table-cell>
          <table:table-cell office:value-type="float" office:value="185630728.90000001" table:style-name="ce20">
            <text:p>185.630.729<text:s/></text:p>
          </table:table-cell>
          <table:table-cell office:value-type="float" office:value="31723739434.66" table:style-name="ce20">
            <text:p>31.723.739.435<text:s/></text:p>
          </table:table-cell>
          <table:table-cell office:value-type="float" office:value="119572154.94000001" table:style-name="ce20">
            <text:p>119.572.155<text:s/></text:p>
          </table:table-cell>
          <table:table-cell office:value-type="float" office:value="73016935231.180008" table:style-name="ce21">
            <text:p>73.016.935.23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1426077.351880305" table:style-name="ce24">
            <text:p>51.426.077<text:s/></text:p>
          </table:table-cell>
          <table:table-cell office:value-type="float" office:value="133482588.78090133" table:style-name="ce24">
            <text:p>133.482.589<text:s/></text:p>
          </table:table-cell>
          <table:table-cell office:value-type="float" office:value="205527818.641633" table:style-name="ce24">
            <text:p>205.527.819<text:s/></text:p>
          </table:table-cell>
          <table:table-cell office:value-type="float" office:value="32055081.526042759" table:style-name="ce24">
            <text:p>32.055.082<text:s/></text:p>
          </table:table-cell>
          <table:table-cell office:value-type="float" office:value="713583173.71350658" table:style-name="ce24">
            <text:p>713.583.174<text:s/></text:p>
          </table:table-cell>
          <table:table-cell office:value-type="float" office:value="567111300.42084098" table:style-name="ce24">
            <text:p>567.111.300<text:s/></text:p>
          </table:table-cell>
          <table:table-cell office:value-type="float" office:value="1601730048.9225411" table:style-name="ce24">
            <text:p>1.601.730.049<text:s/></text:p>
          </table:table-cell>
          <table:table-cell office:value-type="float" office:value="467665349.60526806" table:style-name="ce24">
            <text:p>467.665.350<text:s/></text:p>
          </table:table-cell>
          <table:table-cell office:value-type="float" office:value="436985372.83004844" table:style-name="ce24">
            <text:p>436.985.373<text:s/></text:p>
          </table:table-cell>
          <table:table-cell office:value-type="float" office:value="196915631.07254958" table:style-name="ce24">
            <text:p>196.915.631<text:s/></text:p>
          </table:table-cell>
          <table:table-cell office:value-type="float" office:value="2190640267.2266865" table:style-name="ce24">
            <text:p>2.190.640.267<text:s/></text:p>
          </table:table-cell>
          <table:table-cell office:value-type="float" office:value="275126662.61834961" table:style-name="ce24">
            <text:p>275.126.663<text:s/></text:p>
          </table:table-cell>
          <table:table-cell office:value-type="float" office:value="334515402.72224796" table:style-name="ce24">
            <text:p>334.515.403<text:s/></text:p>
          </table:table-cell>
          <table:table-cell office:value-type="float" office:value="330975494.92770261" table:style-name="ce24">
            <text:p>330.975.495<text:s/></text:p>
          </table:table-cell>
          <table:table-cell office:value-type="float" office:value="199527418.47464034" table:style-name="ce24">
            <text:p>199.527.418<text:s/></text:p>
          </table:table-cell>
          <table:table-cell office:value-type="float" office:value="605756186.43876398" table:style-name="ce24">
            <text:p>605.756.186<text:s/></text:p>
          </table:table-cell>
          <table:table-cell office:value-type="float" office:value="116970292.90357137" table:style-name="ce24">
            <text:p>116.970.293<text:s/></text:p>
          </table:table-cell>
          <table:table-cell office:value-type="float" office:value="1813472448.3218553" table:style-name="ce24">
            <text:p>1.813.472.448<text:s/></text:p>
          </table:table-cell>
          <table:table-cell office:value-type="float" office:value="3696243019.803863" table:style-name="ce24">
            <text:p>3.696.243.020<text:s/></text:p>
          </table:table-cell>
          <table:table-cell office:value-type="float" office:value="162025098.34670377" table:style-name="ce24">
            <text:p>162.025.098<text:s/></text:p>
          </table:table-cell>
          <table:table-cell office:value-type="float" office:value="94302749.38755329" table:style-name="ce24">
            <text:p>94.302.749<text:s/></text:p>
          </table:table-cell>
          <table:table-cell office:value-type="float" office:value="30922231.058608692" table:style-name="ce24">
            <text:p>30.922.231<text:s/></text:p>
          </table:table-cell>
          <table:table-cell office:value-type="float" office:value="2050430442.8532963" table:style-name="ce24">
            <text:p>2.050.430.443<text:s/></text:p>
          </table:table-cell>
          <table:table-cell office:value-type="float" office:value="1287207994.3219666" table:style-name="ce24">
            <text:p>1.287.207.994<text:s/></text:p>
          </table:table-cell>
          <table:table-cell office:value-type="float" office:value="123909664.17062902" table:style-name="ce24">
            <text:p>123.909.664<text:s/></text:p>
          </table:table-cell>
          <table:table-cell office:value-type="float" office:value="13039002827.300993" table:style-name="ce24">
            <text:p>13.039.002.827<text:s/></text:p>
          </table:table-cell>
          <table:table-cell office:value-type="float" office:value="57644747.227356806" table:style-name="ce24">
            <text:p>57.644.747<text:s/></text:p>
          </table:table-cell>
          <table:table-cell office:value-type="float" office:value="30815155390.970001" table:style-name="ce25">
            <text:p>30.815.155.39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8410650.929843277" table:style-name="ce27">
            <text:p>48.410.651<text:s/></text:p>
          </table:table-cell>
          <table:table-cell office:value-type="float" office:value="125721785.04552667" table:style-name="ce27">
            <text:p>125.721.785<text:s/></text:p>
          </table:table-cell>
          <table:table-cell office:value-type="float" office:value="187053044.25357991" table:style-name="ce27">
            <text:p>187.053.044<text:s/></text:p>
          </table:table-cell>
          <table:table-cell office:value-type="float" office:value="30622227.953981631" table:style-name="ce27">
            <text:p>30.622.228<text:s/></text:p>
          </table:table-cell>
          <table:table-cell office:value-type="float" office:value="655152092.96495283" table:style-name="ce27">
            <text:p>655.152.093<text:s/></text:p>
          </table:table-cell>
          <table:table-cell office:value-type="float" office:value="513744051.20675045" table:style-name="ce27">
            <text:p>513.744.051<text:s/></text:p>
          </table:table-cell>
          <table:table-cell office:value-type="float" office:value="1473725350.4126763" table:style-name="ce27">
            <text:p>1.473.725.350<text:s/></text:p>
          </table:table-cell>
          <table:table-cell office:value-type="float" office:value="428675710.39050239" table:style-name="ce27">
            <text:p>428.675.710<text:s/></text:p>
          </table:table-cell>
          <table:table-cell office:value-type="float" office:value="402232568.56335241" table:style-name="ce27">
            <text:p>402.232.569<text:s/></text:p>
          </table:table-cell>
          <table:table-cell office:value-type="float" office:value="183224037.85473624" table:style-name="ce27">
            <text:p>183.224.038<text:s/></text:p>
          </table:table-cell>
          <table:table-cell office:value-type="float" office:value="1995697494.7571883" table:style-name="ce27">
            <text:p>1.995.697.495<text:s/></text:p>
          </table:table-cell>
          <table:table-cell office:value-type="float" office:value="254587367.88601512" table:style-name="ce27">
            <text:p>254.587.368<text:s/></text:p>
          </table:table-cell>
          <table:table-cell office:value-type="float" office:value="304282375.446872" table:style-name="ce27">
            <text:p>304.282.375<text:s/></text:p>
          </table:table-cell>
          <table:table-cell office:value-type="float" office:value="304835872.08111489" table:style-name="ce27">
            <text:p>304.835.872<text:s/></text:p>
          </table:table-cell>
          <table:table-cell office:value-type="float" office:value="188171478.06960726" table:style-name="ce27">
            <text:p>188.171.478<text:s/></text:p>
          </table:table-cell>
          <table:table-cell office:value-type="float" office:value="548608664.23142004" table:style-name="ce27">
            <text:p>548.608.664<text:s/></text:p>
          </table:table-cell>
          <table:table-cell office:value-type="float" office:value="110267996.22155763" table:style-name="ce27">
            <text:p>110.267.996<text:s/></text:p>
          </table:table-cell>
          <table:table-cell office:value-type="float" office:value="1640343041.2372975" table:style-name="ce27">
            <text:p>1.640.343.041<text:s/></text:p>
          </table:table-cell>
          <table:table-cell office:value-type="float" office:value="3328162003.4710045" table:style-name="ce27">
            <text:p>3.328.162.003<text:s/></text:p>
          </table:table-cell>
          <table:table-cell office:value-type="float" office:value="149247849.48461092" table:style-name="ce27">
            <text:p>149.247.849<text:s/></text:p>
          </table:table-cell>
          <table:table-cell office:value-type="float" office:value="87526653.49037838" table:style-name="ce27">
            <text:p>87.526.653<text:s/></text:p>
          </table:table-cell>
          <table:table-cell office:value-type="float" office:value="29674121.273812275" table:style-name="ce27">
            <text:p>29.674.121<text:s/></text:p>
          </table:table-cell>
          <table:table-cell office:value-type="float" office:value="1859132213.2198215" table:style-name="ce27">
            <text:p>1.859.132.213<text:s/></text:p>
          </table:table-cell>
          <table:table-cell office:value-type="float" office:value="1163728557.2326708" table:style-name="ce27">
            <text:p>1.163.728.557<text:s/></text:p>
          </table:table-cell>
          <table:table-cell office:value-type="float" office:value="115256277.5840448" table:style-name="ce27">
            <text:p>115.256.278<text:s/></text:p>
          </table:table-cell>
          <table:table-cell office:value-type="float" office:value="11619957476.229834" table:style-name="ce27">
            <text:p>11.619.957.476<text:s/></text:p>
          </table:table-cell>
          <table:table-cell office:value-type="float" office:value="53497936.356850035" table:style-name="ce27">
            <text:p>53.497.936<text:s/></text:p>
          </table:table-cell>
          <table:table-cell office:value-type="float" office:value="27801538897.849998" table:style-name="ce28">
            <text:p>27.801.538.898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3015426.4220370259" table:style-name="ce27">
            <text:p>3.015.426<text:s/></text:p>
          </table:table-cell>
          <table:table-cell office:value-type="float" office:value="7760803.7353746621" table:style-name="ce27">
            <text:p>7.760.804<text:s/></text:p>
          </table:table-cell>
          <table:table-cell office:value-type="float" office:value="18474774.388053101" table:style-name="ce27">
            <text:p>18.474.774<text:s/></text:p>
          </table:table-cell>
          <table:table-cell office:value-type="float" office:value="1432853.5720611291" table:style-name="ce27">
            <text:p>1.432.854<text:s/></text:p>
          </table:table-cell>
          <table:table-cell office:value-type="float" office:value="58431080.748553775" table:style-name="ce27">
            <text:p>58.431.081<text:s/></text:p>
          </table:table-cell>
          <table:table-cell office:value-type="float" office:value="53367249.214090496" table:style-name="ce27">
            <text:p>53.367.249<text:s/></text:p>
          </table:table-cell>
          <table:table-cell office:value-type="float" office:value="128004698.50986485" table:style-name="ce27">
            <text:p>128.004.699<text:s/></text:p>
          </table:table-cell>
          <table:table-cell office:value-type="float" office:value="38989639.214765675" table:style-name="ce27">
            <text:p>38.989.639<text:s/></text:p>
          </table:table-cell>
          <table:table-cell office:value-type="float" office:value="34752804.266696058" table:style-name="ce27">
            <text:p>34.752.804<text:s/></text:p>
          </table:table-cell>
          <table:table-cell office:value-type="float" office:value="13691593.217813341" table:style-name="ce27">
            <text:p>13.691.593<text:s/></text:p>
          </table:table-cell>
          <table:table-cell office:value-type="float" office:value="194942772.46949831" table:style-name="ce27">
            <text:p>194.942.772<text:s/></text:p>
          </table:table-cell>
          <table:table-cell office:value-type="float" office:value="20539294.732334502" table:style-name="ce27">
            <text:p>20.539.295<text:s/></text:p>
          </table:table-cell>
          <table:table-cell office:value-type="float" office:value="30233027.275375966" table:style-name="ce27">
            <text:p>30.233.027<text:s/></text:p>
          </table:table-cell>
          <table:table-cell office:value-type="float" office:value="26139622.84658774" table:style-name="ce27">
            <text:p>26.139.623<text:s/></text:p>
          </table:table-cell>
          <table:table-cell office:value-type="float" office:value="11355940.405033074" table:style-name="ce27">
            <text:p>11.355.940<text:s/></text:p>
          </table:table-cell>
          <table:table-cell office:value-type="float" office:value="57147522.207343906" table:style-name="ce27">
            <text:p>57.147.522<text:s/></text:p>
          </table:table-cell>
          <table:table-cell office:value-type="float" office:value="6702296.6820137333" table:style-name="ce27">
            <text:p>6.702.297<text:s/></text:p>
          </table:table-cell>
          <table:table-cell office:value-type="float" office:value="173129407.08455786" table:style-name="ce27">
            <text:p>173.129.407<text:s/></text:p>
          </table:table-cell>
          <table:table-cell office:value-type="float" office:value="368081016.3328585" table:style-name="ce27">
            <text:p>368.081.016<text:s/></text:p>
          </table:table-cell>
          <table:table-cell office:value-type="float" office:value="12777248.862092867" table:style-name="ce27">
            <text:p>12.777.249<text:s/></text:p>
          </table:table-cell>
          <table:table-cell office:value-type="float" office:value="6776095.8971749106" table:style-name="ce27">
            <text:p>6.776.096<text:s/></text:p>
          </table:table-cell>
          <table:table-cell office:value-type="float" office:value="1248109.7847964151" table:style-name="ce27">
            <text:p>1.248.110<text:s/></text:p>
          </table:table-cell>
          <table:table-cell office:value-type="float" office:value="191298229.63347486" table:style-name="ce27">
            <text:p>191.298.230<text:s/></text:p>
          </table:table-cell>
          <table:table-cell office:value-type="float" office:value="123479437.08929585" table:style-name="ce27">
            <text:p>123.479.437<text:s/></text:p>
          </table:table-cell>
          <table:table-cell office:value-type="float" office:value="8653386.5865842309" table:style-name="ce27">
            <text:p>8.653.387<text:s/></text:p>
          </table:table-cell>
          <table:table-cell office:value-type="float" office:value="1419045351.0711594" table:style-name="ce27">
            <text:p>1.419.045.351<text:s/></text:p>
          </table:table-cell>
          <table:table-cell office:value-type="float" office:value="4146810.8705067676" table:style-name="ce27">
            <text:p>4.146.811<text:s/></text:p>
          </table:table-cell>
          <table:table-cell office:value-type="float" office:value="3013616493.1199994" table:style-name="ce28">
            <text:p>3.013.616.493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9098143.721880302" table:style-name="ce20">
            <text:p>99.098.144<text:s/></text:p>
          </table:table-cell>
          <table:table-cell office:value-type="float" office:value="310113301.36090136" table:style-name="ce20">
            <text:p>310.113.301<text:s/></text:p>
          </table:table-cell>
          <table:table-cell office:value-type="float" office:value="1065816174.201633" table:style-name="ce20">
            <text:p>1.065.816.174<text:s/></text:p>
          </table:table-cell>
          <table:table-cell office:value-type="float" office:value="77786235.206042767" table:style-name="ce20">
            <text:p>77.786.235<text:s/></text:p>
          </table:table-cell>
          <table:table-cell office:value-type="float" office:value="2063047978.0835066" table:style-name="ce20">
            <text:p>2.063.047.978<text:s/></text:p>
          </table:table-cell>
          <table:table-cell office:value-type="float" office:value="1527926730.0608411" table:style-name="ce20">
            <text:p>1.527.926.730<text:s/></text:p>
          </table:table-cell>
          <table:table-cell office:value-type="float" office:value="10092928788.672541" table:style-name="ce20">
            <text:p>10.092.928.789<text:s/></text:p>
          </table:table-cell>
          <table:table-cell office:value-type="float" office:value="1438664863.0352681" table:style-name="ce20">
            <text:p>1.438.664.863<text:s/></text:p>
          </table:table-cell>
          <table:table-cell office:value-type="float" office:value="1256255200.3100486" table:style-name="ce20">
            <text:p>1.256.255.200<text:s/></text:p>
          </table:table-cell>
          <table:table-cell office:value-type="float" office:value="585842774.33254957" table:style-name="ce20">
            <text:p>585.842.774<text:s/></text:p>
          </table:table-cell>
          <table:table-cell office:value-type="float" office:value="5816179861.0166864" table:style-name="ce20">
            <text:p>5.816.179.861<text:s/></text:p>
          </table:table-cell>
          <table:table-cell office:value-type="float" office:value="596939524.92834961" table:style-name="ce20">
            <text:p>596.939.525<text:s/></text:p>
          </table:table-cell>
          <table:table-cell office:value-type="float" office:value="786641687.82224798" table:style-name="ce20">
            <text:p>786.641.688<text:s/></text:p>
          </table:table-cell>
          <table:table-cell office:value-type="float" office:value="839633928.41770267" table:style-name="ce20">
            <text:p>839.633.928<text:s/></text:p>
          </table:table-cell>
          <table:table-cell office:value-type="float" office:value="478625120.41464031" table:style-name="ce20">
            <text:p>478.625.120<text:s/></text:p>
          </table:table-cell>
          <table:table-cell office:value-type="float" office:value="1854478003.9887643" table:style-name="ce20">
            <text:p>1.854.478.004<text:s/></text:p>
          </table:table-cell>
          <table:table-cell office:value-type="float" office:value="308214476.00357139" table:style-name="ce20">
            <text:p>308.214.476<text:s/></text:p>
          </table:table-cell>
          <table:table-cell office:value-type="float" office:value="5316522619.8918552" table:style-name="ce20">
            <text:p>5.316.522.620<text:s/></text:p>
          </table:table-cell>
          <table:table-cell office:value-type="float" office:value="13918335389.113865" table:style-name="ce20">
            <text:p>13.918.335.389<text:s/></text:p>
          </table:table-cell>
          <table:table-cell office:value-type="float" office:value="444503147.44670373" table:style-name="ce20">
            <text:p>444.503.147<text:s/></text:p>
          </table:table-cell>
          <table:table-cell office:value-type="float" office:value="247848085.32755327" table:style-name="ce20">
            <text:p>247.848.085<text:s/></text:p>
          </table:table-cell>
          <table:table-cell office:value-type="float" office:value="80981638.248608693" table:style-name="ce20">
            <text:p>80.981.638<text:s/></text:p>
          </table:table-cell>
          <table:table-cell office:value-type="float" office:value="5455404944.5132961" table:style-name="ce20">
            <text:p>5.455.404.945<text:s/></text:p>
          </table:table-cell>
          <table:table-cell office:value-type="float" office:value="3920802448.8319669" table:style-name="ce20">
            <text:p>3.920.802.449<text:s/></text:p>
          </table:table-cell>
          <table:table-cell office:value-type="float" office:value="309540393.070629" table:style-name="ce20">
            <text:p>309.540.393<text:s/></text:p>
          </table:table-cell>
          <table:table-cell office:value-type="float" office:value="44762742261.960991" table:style-name="ce20">
            <text:p>44.762.742.262<text:s/></text:p>
          </table:table-cell>
          <table:table-cell office:value-type="float" office:value="177216902.16735682" table:style-name="ce20">
            <text:p>177.216.902<text:s/></text:p>
          </table:table-cell>
          <table:table-cell office:value-type="float" office:value="103832090622.15001" table:style-name="ce21">
            <text:p>103.832.090.622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549496.31106846721" table:style-name="ce14">
            <text:p>549.496<text:s/></text:p>
          </table:table-cell>
          <table:table-cell office:value-type="float" office:value="3521692.1513980427" table:style-name="ce14">
            <text:p>3.521.692<text:s/></text:p>
          </table:table-cell>
          <table:table-cell office:value-type="float" office:value="3848698.4728859509" table:style-name="ce14">
            <text:p>3.848.698<text:s/></text:p>
          </table:table-cell>
          <table:table-cell office:value-type="float" office:value="452364.06108779262" table:style-name="ce14">
            <text:p>452.364<text:s/></text:p>
          </table:table-cell>
          <table:table-cell office:value-type="float" office:value="18025942.725888614" table:style-name="ce14">
            <text:p>18.025.943<text:s/></text:p>
          </table:table-cell>
          <table:table-cell office:value-type="float" office:value="8275783.2680319184" table:style-name="ce14">
            <text:p>8.275.783<text:s/></text:p>
          </table:table-cell>
          <table:table-cell office:value-type="float" office:value="153081470.69121939" table:style-name="ce14">
            <text:p>153.081.471<text:s/></text:p>
          </table:table-cell>
          <table:table-cell office:value-type="float" office:value="7268554.471315518" table:style-name="ce14">
            <text:p>7.268.554<text:s/></text:p>
          </table:table-cell>
          <table:table-cell office:value-type="float" office:value="10831513.692104705" table:style-name="ce14">
            <text:p>10.831.514<text:s/></text:p>
          </table:table-cell>
          <table:table-cell office:value-type="float" office:value="6079024.4209983796" table:style-name="ce14">
            <text:p>6.079.024<text:s/></text:p>
          </table:table-cell>
          <table:table-cell office:value-type="float" office:value="37155825.736439027" table:style-name="ce14">
            <text:p>37.155.826<text:s/></text:p>
          </table:table-cell>
          <table:table-cell office:value-type="float" office:value="5436653.9914992973" table:style-name="ce14">
            <text:p>5.436.654<text:s/></text:p>
          </table:table-cell>
          <table:table-cell office:value-type="float" office:value="13780088.924042031" table:style-name="ce14">
            <text:p>13.780.089<text:s/></text:p>
          </table:table-cell>
          <table:table-cell office:value-type="float" office:value="5781457.1218664991" table:style-name="ce14">
            <text:p>5.781.457<text:s/></text:p>
          </table:table-cell>
          <table:table-cell office:value-type="float" office:value="3333708.8786925632" table:style-name="ce14">
            <text:p>3.333.709<text:s/></text:p>
          </table:table-cell>
          <table:table-cell office:value-type="float" office:value="136722983.26279244" table:style-name="ce14">
            <text:p>136.722.983<text:s/></text:p>
          </table:table-cell>
          <table:table-cell office:value-type="float" office:value="2168309.5140579082" table:style-name="ce14">
            <text:p>2.168.310<text:s/></text:p>
          </table:table-cell>
          <table:table-cell office:value-type="float" office:value="25468821.119119421" table:style-name="ce14">
            <text:p>25.468.821<text:s/></text:p>
          </table:table-cell>
          <table:table-cell office:value-type="float" office:value="2996573479.3991523" table:style-name="ce14">
            <text:p>2.996.573.479<text:s/></text:p>
          </table:table-cell>
          <table:table-cell office:value-type="float" office:value="3891832.0938037978" table:style-name="ce14">
            <text:p>3.891.832<text:s/></text:p>
          </table:table-cell>
          <table:table-cell office:value-type="float" office:value="1638003.387209625" table:style-name="ce14">
            <text:p>1.638.003<text:s/></text:p>
          </table:table-cell>
          <table:table-cell office:value-type="float" office:value="273293.46512359992" table:style-name="ce14">
            <text:p>273.293<text:s/></text:p>
          </table:table-cell>
          <table:table-cell office:value-type="float" office:value="19576269.489160534" table:style-name="ce14">
            <text:p>19.576.269<text:s/></text:p>
          </table:table-cell>
          <table:table-cell office:value-type="float" office:value="13272187.143899318" table:style-name="ce14">
            <text:p>13.272.187<text:s/></text:p>
          </table:table-cell>
          <table:table-cell office:value-type="float" office:value="5856490.6777071664" table:style-name="ce14">
            <text:p>5.856.491<text:s/></text:p>
          </table:table-cell>
          <table:table-cell office:value-type="float" office:value="99676716.606592432" table:style-name="ce14">
            <text:p>99.676.717<text:s/></text:p>
          </table:table-cell>
          <table:table-cell office:value-type="float" office:value="1060272.2628416049" table:style-name="ce14">
            <text:p>1.060.272<text:s/></text:p>
          </table:table-cell>
          <table:table-cell office:value-type="float" office:value="3583600933.3399987" table:style-name="ce15">
            <text:p>3.583.600.933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9647640.032948762" table:style-name="ce20">
            <text:p>99.647.640<text:s/></text:p>
          </table:table-cell>
          <table:table-cell office:value-type="float" office:value="313634993.51229942" table:style-name="ce20">
            <text:p>313.634.994<text:s/></text:p>
          </table:table-cell>
          <table:table-cell office:value-type="float" office:value="1069664872.6745189" table:style-name="ce20">
            <text:p>1.069.664.873<text:s/></text:p>
          </table:table-cell>
          <table:table-cell office:value-type="float" office:value="78238599.267130554" table:style-name="ce20">
            <text:p>78.238.599<text:s/></text:p>
          </table:table-cell>
          <table:table-cell office:value-type="float" office:value="2081073920.8093953" table:style-name="ce20">
            <text:p>2.081.073.921<text:s/></text:p>
          </table:table-cell>
          <table:table-cell office:value-type="float" office:value="1536202513.3288729" table:style-name="ce20">
            <text:p>1.536.202.513<text:s/></text:p>
          </table:table-cell>
          <table:table-cell office:value-type="float" office:value="10246010259.36376" table:style-name="ce20">
            <text:p>10.246.010.259<text:s/></text:p>
          </table:table-cell>
          <table:table-cell office:value-type="float" office:value="1445933417.5065837" table:style-name="ce20">
            <text:p>1.445.933.418<text:s/></text:p>
          </table:table-cell>
          <table:table-cell office:value-type="float" office:value="1267086714.0021534" table:style-name="ce20">
            <text:p>1.267.086.714<text:s/></text:p>
          </table:table-cell>
          <table:table-cell office:value-type="float" office:value="591921798.75354791" table:style-name="ce20">
            <text:p>591.921.799<text:s/></text:p>
          </table:table-cell>
          <table:table-cell office:value-type="float" office:value="5853335686.7531252" table:style-name="ce20">
            <text:p>5.853.335.687<text:s/></text:p>
          </table:table-cell>
          <table:table-cell office:value-type="float" office:value="602376178.91984892" table:style-name="ce20">
            <text:p>602.376.179<text:s/></text:p>
          </table:table-cell>
          <table:table-cell office:value-type="float" office:value="800421776.74628997" table:style-name="ce20">
            <text:p>800.421.777<text:s/></text:p>
          </table:table-cell>
          <table:table-cell office:value-type="float" office:value="845415385.53956914" table:style-name="ce20">
            <text:p>845.415.386<text:s/></text:p>
          </table:table-cell>
          <table:table-cell office:value-type="float" office:value="481958829.29333287" table:style-name="ce20">
            <text:p>481.958.829<text:s/></text:p>
          </table:table-cell>
          <table:table-cell office:value-type="float" office:value="1991200987.2515566" table:style-name="ce20">
            <text:p>1.991.200.987<text:s/></text:p>
          </table:table-cell>
          <table:table-cell office:value-type="float" office:value="310382785.51762933" table:style-name="ce20">
            <text:p>310.382.786<text:s/></text:p>
          </table:table-cell>
          <table:table-cell office:value-type="float" office:value="5341991441.0109749" table:style-name="ce20">
            <text:p>5.341.991.441<text:s/></text:p>
          </table:table-cell>
          <table:table-cell office:value-type="float" office:value="16914908868.513018" table:style-name="ce20">
            <text:p>16.914.908.869<text:s/></text:p>
          </table:table-cell>
          <table:table-cell office:value-type="float" office:value="448394979.54050756" table:style-name="ce20">
            <text:p>448.394.980<text:s/></text:p>
          </table:table-cell>
          <table:table-cell office:value-type="float" office:value="249486088.7147629" table:style-name="ce20">
            <text:p>249.486.089<text:s/></text:p>
          </table:table-cell>
          <table:table-cell office:value-type="float" office:value="81254931.713732287" table:style-name="ce20">
            <text:p>81.254.932<text:s/></text:p>
          </table:table-cell>
          <table:table-cell office:value-type="float" office:value="5474981214.0024567" table:style-name="ce20">
            <text:p>5.474.981.214<text:s/></text:p>
          </table:table-cell>
          <table:table-cell office:value-type="float" office:value="3934074635.9758663" table:style-name="ce20">
            <text:p>3.934.074.636<text:s/></text:p>
          </table:table-cell>
          <table:table-cell office:value-type="float" office:value="315396883.7483362" table:style-name="ce20">
            <text:p>315.396.884<text:s/></text:p>
          </table:table-cell>
          <table:table-cell office:value-type="float" office:value="44862418978.567581" table:style-name="ce20">
            <text:p>44.862.418.979<text:s/></text:p>
          </table:table-cell>
          <table:table-cell office:value-type="float" office:value="178277174.43019843" table:style-name="ce20">
            <text:p>178.277.174<text:s/></text:p>
          </table:table-cell>
          <table:table-cell office:value-type="float" office:value="107415691555.49001" table:style-name="ce21">
            <text:p>107.415.691.555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8-22T13:32:04Z</dc:date>
    <meta:print-date>2011-05-12T16:46:54Z</meta:print-date>
    <meta:editing-cycles>38</meta:editing-cycles>
    <meta:editing-duration>PT3960S</meta:editing-duration>
  </office:meta>
</office:document-meta>
</file>